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 New Roman" fo:font-size="16pt" fo:font-weight="bold" officeooo:rsid="0015e333" officeooo:paragraph-rsid="0017bce0" style:font-size-asian="16pt" style:font-weight-asian="bold" style:font-size-complex="16pt" style:font-weight-complex="bold"/>
    </style:style>
    <style:style style:name="P2" style:family="paragraph" style:parent-style-name="Standard" style:list-style-name="L1">
      <style:paragraph-properties fo:line-height="150%" fo:text-align="justify" style:justify-single-word="false"/>
      <style:text-properties officeooo:paragraph-rsid="0017bce0"/>
    </style:style>
    <style:style style:name="P3" style:family="paragraph" style:parent-style-name="Standard" style:list-style-name="L1">
      <style:paragraph-properties fo:line-height="150%" fo:text-align="justify" style:justify-single-word="false"/>
      <style:text-properties officeooo:paragraph-rsid="001964f7"/>
    </style:style>
    <style:style style:name="P4" style:family="paragraph" style:parent-style-name="Standard">
      <style:paragraph-properties fo:line-height="150%" fo:text-align="justify" style:justify-single-word="false"/>
      <style:text-properties officeooo:paragraph-rsid="0017bce0"/>
    </style:style>
    <style:style style:name="P5" style:family="paragraph" style:parent-style-name="Standard">
      <style:paragraph-properties fo:line-height="150%" fo:text-align="center" style:justify-single-word="false"/>
      <style:text-properties fo:font-size="16pt" fo:font-weight="bold" officeooo:rsid="00166291" officeooo:paragraph-rsid="00166291" style:font-size-asian="16pt" style:font-weight-asian="bold" style:font-size-complex="16pt" style:font-weight-complex="bold"/>
    </style:style>
    <style:style style:name="P6" style:family="paragraph" style:parent-style-name="Standard" style:list-style-name="L2">
      <style:paragraph-properties fo:line-height="150%" fo:text-align="justify" style:justify-single-word="false"/>
      <style:text-properties fo:font-size="14pt" fo:font-weight="bold" officeooo:rsid="0017bce0" officeooo:paragraph-rsid="0017bce0" style:font-size-asian="12.25pt" style:font-weight-asian="bold" style:font-size-complex="14pt" style:font-weight-complex="bold"/>
    </style:style>
    <style:style style:name="P7" style:family="paragraph" style:parent-style-name="Standard" style:list-style-name="L2">
      <style:paragraph-properties fo:line-height="150%" fo:text-align="justify" style:justify-single-word="false"/>
      <style:text-properties fo:font-size="14pt" fo:font-weight="bold" officeooo:rsid="001c9f0e" officeooo:paragraph-rsid="001c9f0e" style:font-size-asian="12.25pt" style:font-weight-asian="bold" style:font-size-complex="14pt" style:font-weight-complex="bold"/>
    </style:style>
    <style:style style:name="P8" style:family="paragraph" style:parent-style-name="Standard" style:list-style-name="L3">
      <style:paragraph-properties fo:line-height="150%" fo:text-align="justify" style:justify-single-word="false"/>
      <style:text-properties fo:font-size="14pt" fo:font-weight="normal" officeooo:rsid="001e060b" officeooo:paragraph-rsid="001e060b" style:font-size-asian="12.25pt" style:font-weight-asian="normal" style:font-size-complex="14pt" style:font-weight-complex="normal"/>
    </style:style>
    <style:style style:name="P9" style:family="paragraph" style:parent-style-name="Standard" style:list-style-name="L2">
      <style:paragraph-properties fo:line-height="150%" fo:text-align="justify" style:justify-single-word="false"/>
      <style:text-properties fo:font-size="14pt" fo:font-weight="bold" officeooo:rsid="002439af" officeooo:paragraph-rsid="002439af" style:font-size-asian="12.25pt" style:font-weight-asian="bold" style:font-size-complex="14pt" style:font-weight-complex="bold"/>
    </style:style>
    <style:style style:name="P10" style:family="paragraph" style:parent-style-name="Standard" style:list-style-name="L4">
      <style:paragraph-properties fo:line-height="150%" fo:text-align="justify" style:justify-single-word="false"/>
      <style:text-properties fo:font-size="14pt" fo:font-weight="normal" officeooo:rsid="002439af" officeooo:paragraph-rsid="002439af" style:font-size-asian="12.25pt" style:font-weight-asian="normal" style:font-size-complex="14pt" style:font-weight-complex="normal"/>
    </style:style>
    <style:style style:name="P11" style:family="paragraph" style:parent-style-name="Standard" style:list-style-name="L2">
      <style:paragraph-properties fo:line-height="150%" fo:text-align="justify" style:justify-single-word="false"/>
      <style:text-properties fo:font-size="14pt" fo:font-weight="bold" officeooo:rsid="001e060b" officeooo:paragraph-rsid="002439af" style:font-size-asian="12.25pt" style:font-weight-asian="bold" style:font-size-complex="14pt" style:font-weight-complex="bold"/>
    </style:style>
    <style:style style:name="P12" style:family="paragraph" style:parent-style-name="Standard" style:list-style-name="L5">
      <style:paragraph-properties fo:line-height="150%" fo:text-align="justify" style:justify-single-word="false"/>
      <style:text-properties officeooo:paragraph-rsid="002439af"/>
    </style:style>
    <style:style style:name="P13" style:family="paragraph" style:parent-style-name="Standard" style:list-style-name="L5">
      <style:paragraph-properties fo:line-height="150%" fo:text-align="justify" style:justify-single-word="false"/>
      <style:text-properties fo:font-size="14pt" fo:font-weight="bold" officeooo:rsid="001e0617" officeooo:paragraph-rsid="00481de5" style:font-size-asian="12.25pt" style:font-weight-asian="bold" style:font-size-complex="14pt" style:font-weight-complex="bold"/>
    </style:style>
    <style:style style:name="P14" style:family="paragraph" style:parent-style-name="Standard" style:list-style-name="L5">
      <style:paragraph-properties fo:line-height="150%" fo:text-align="justify" style:justify-single-word="false"/>
      <style:text-properties fo:font-size="14pt" fo:font-weight="bold" officeooo:rsid="001ffe16" officeooo:paragraph-rsid="002439af" style:font-size-asian="12.25pt" style:font-weight-asian="bold" style:font-size-complex="14pt" style:font-weight-complex="bold"/>
    </style:style>
    <style:style style:name="P15" style:family="paragraph" style:parent-style-name="Standard" style:list-style-name="L5">
      <style:paragraph-properties fo:line-height="150%" fo:text-align="justify" style:justify-single-word="false"/>
      <style:text-properties fo:font-size="14pt" fo:font-weight="bold" officeooo:rsid="0020cb1e" officeooo:paragraph-rsid="002439af" style:font-size-asian="12.25pt" style:font-weight-asian="bold" style:font-size-complex="14pt" style:font-weight-complex="bold"/>
    </style:style>
    <style:style style:name="P16" style:family="paragraph" style:parent-style-name="Standard" style:list-style-name="L5">
      <style:paragraph-properties fo:line-height="150%" fo:text-align="justify" style:justify-single-word="false"/>
      <style:text-properties style:font-name="Times New Roman" fo:font-size="14pt" officeooo:rsid="0020cb1e" officeooo:paragraph-rsid="002439af" style:font-size-asian="14pt" style:font-size-complex="14pt"/>
    </style:style>
    <style:style style:name="P17" style:family="paragraph" style:parent-style-name="Standard" style:list-style-name="L2">
      <style:paragraph-properties fo:line-height="150%" fo:text-align="justify" style:justify-single-word="false"/>
      <style:text-properties fo:font-size="14pt" fo:font-weight="bold" officeooo:rsid="002439af" officeooo:paragraph-rsid="00462e74" style:font-size-asian="12.25pt" style:font-weight-asian="bold" style:font-size-complex="14pt" style:font-weight-complex="bold"/>
    </style:style>
    <style:style style:name="P18" style:family="paragraph" style:parent-style-name="Standard" style:list-style-name="L6">
      <style:paragraph-properties fo:line-height="150%" fo:text-align="justify" style:justify-single-word="false"/>
      <style:text-properties fo:font-size="14pt" fo:font-weight="normal" officeooo:rsid="00462e74" officeooo:paragraph-rsid="00462e74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line-height="150%" fo:text-align="justify" style:justify-single-word="false"/>
      <style:text-properties fo:font-size="14pt" fo:font-weight="normal" officeooo:rsid="00462e74" officeooo:paragraph-rsid="00462e74" style:font-size-asian="12.25pt" style:font-weight-asian="normal" style:font-size-complex="14pt" style:font-weight-complex="normal"/>
    </style:style>
    <style:style style:name="P20" style:family="paragraph" style:parent-style-name="Standard" style:list-style-name="L7">
      <style:paragraph-properties fo:line-height="150%" fo:text-align="justify" style:justify-single-word="false"/>
      <style:text-properties fo:font-size="14pt" fo:font-weight="normal" officeooo:rsid="00462e74" officeooo:paragraph-rsid="00462e74" style:font-size-asian="12.25pt" style:font-weight-asian="normal" style:font-size-complex="14pt" style:font-weight-complex="normal"/>
    </style:style>
    <style:style style:name="P21" style:family="paragraph" style:parent-style-name="Standard" style:list-style-name="L7">
      <style:paragraph-properties fo:line-height="150%" fo:text-align="justify" style:justify-single-word="false"/>
      <style:text-properties fo:font-size="14pt" fo:font-weight="normal" officeooo:rsid="009a27a0" officeooo:paragraph-rsid="009a27a0" style:font-size-asian="12.25pt" style:font-weight-asian="normal" style:font-size-complex="14pt" style:font-weight-complex="normal"/>
    </style:style>
    <style:style style:name="P22" style:family="paragraph" style:parent-style-name="Standard" style:list-style-name="L2">
      <style:paragraph-properties fo:line-height="150%" fo:text-align="justify" style:justify-single-word="false"/>
      <style:text-properties fo:font-size="14pt" fo:font-weight="normal" officeooo:rsid="00462e74" officeooo:paragraph-rsid="00462e74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line-height="150%" fo:text-align="justify" style:justify-single-word="false"/>
      <style:text-properties fo:font-size="14pt" fo:font-weight="bold" officeooo:rsid="002439af" officeooo:paragraph-rsid="002439af" style:font-size-asian="12.25pt" style:font-weight-asian="bold" style:font-size-complex="14pt" style:font-weight-complex="bold"/>
    </style:style>
    <style:style style:name="P24" style:family="paragraph" style:parent-style-name="Standard">
      <style:paragraph-properties fo:line-height="150%" fo:text-align="center" style:justify-single-word="false"/>
      <style:text-properties fo:font-size="16pt" fo:font-weight="bold" officeooo:rsid="0024a12d" officeooo:paragraph-rsid="0024a12d" style:font-size-asian="16pt" style:font-weight-asian="bold" style:font-size-complex="16pt" style:font-weight-complex="bold"/>
    </style:style>
    <style:style style:name="P25" style:family="paragraph" style:parent-style-name="Standard" style:list-style-name="L8">
      <style:paragraph-properties fo:line-height="150%" fo:text-align="justify" style:justify-single-word="false"/>
      <style:text-properties fo:font-size="14pt" fo:font-weight="normal" officeooo:rsid="0024a4af" officeooo:paragraph-rsid="0024a4af" style:font-size-asian="12.25pt" style:font-weight-asian="normal" style:font-size-complex="14pt" style:font-weight-complex="normal"/>
    </style:style>
    <style:style style:name="P26" style:family="paragraph" style:parent-style-name="Standard" style:list-style-name="L8">
      <style:paragraph-properties fo:line-height="150%" fo:text-align="justify" style:justify-single-word="false"/>
      <style:text-properties fo:font-size="14pt" fo:font-weight="normal" officeooo:rsid="002882e0" officeooo:paragraph-rsid="002882e0" style:font-size-asian="12.25pt" style:font-weight-asian="normal" style:font-size-complex="14pt" style:font-weight-complex="normal"/>
    </style:style>
    <style:style style:name="P27" style:family="paragraph" style:parent-style-name="Standard" style:list-style-name="L8">
      <style:paragraph-properties fo:line-height="150%" fo:text-align="justify" style:justify-single-word="false"/>
      <style:text-properties fo:font-size="14pt" fo:font-weight="normal" officeooo:rsid="0024a4af" officeooo:paragraph-rsid="00262595" style:font-size-asian="12.25pt" style:font-weight-asian="normal" style:font-size-complex="14pt" style:font-weight-complex="normal"/>
    </style:style>
    <style:style style:name="P28" style:family="paragraph" style:parent-style-name="Standard" style:list-style-name="L9">
      <style:paragraph-properties fo:line-height="150%" fo:text-align="justify" style:justify-single-word="false"/>
      <style:text-properties fo:font-size="14pt" fo:font-weight="normal" officeooo:rsid="00262595" officeooo:paragraph-rsid="002882e0" style:font-size-asian="12.25pt" style:font-weight-asian="normal" style:font-size-complex="14pt" style:font-weight-complex="normal"/>
    </style:style>
    <style:style style:name="P29" style:family="paragraph" style:parent-style-name="Standard" style:list-style-name="L8">
      <style:paragraph-properties fo:line-height="150%" fo:text-align="justify" style:justify-single-word="false"/>
      <style:text-properties fo:font-size="14pt" fo:font-weight="normal" officeooo:rsid="0055cdaf" officeooo:paragraph-rsid="0055cdaf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line-height="150%" fo:text-align="justify" style:justify-single-word="false"/>
      <style:text-properties fo:font-size="14pt" fo:font-weight="normal" officeooo:rsid="0055cdaf" officeooo:paragraph-rsid="0055cdaf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line-height="150%" fo:text-align="center" style:justify-single-word="false"/>
      <style:text-properties fo:font-size="16pt" fo:font-weight="bold" officeooo:rsid="002882e0" officeooo:paragraph-rsid="002882e0" style:font-size-asian="16pt" style:font-weight-asian="bold" style:font-size-complex="16pt" style:font-weight-complex="bold"/>
    </style:style>
    <style:style style:name="P32" style:family="paragraph" style:parent-style-name="Standard" style:list-style-name="L10">
      <style:paragraph-properties fo:line-height="150%" fo:text-align="justify" style:justify-single-word="false"/>
      <style:text-properties fo:font-size="14pt" fo:font-weight="bold" officeooo:rsid="0029bfb9" officeooo:paragraph-rsid="0029bfb9" style:font-size-asian="12.25pt" style:font-weight-asian="bold" style:font-size-complex="14pt" style:font-weight-complex="bold"/>
    </style:style>
    <style:style style:name="P33" style:family="paragraph" style:parent-style-name="Standard" style:list-style-name="L11">
      <style:paragraph-properties fo:line-height="150%" fo:text-align="justify" style:justify-single-word="false"/>
      <style:text-properties fo:font-size="14pt" fo:font-weight="normal" officeooo:rsid="0029bfb9" officeooo:paragraph-rsid="0029bfb9" style:font-size-asian="12.25pt" style:font-weight-asian="normal" style:font-size-complex="14pt" style:font-weight-complex="normal"/>
    </style:style>
    <style:style style:name="P34" style:family="paragraph" style:parent-style-name="Standard" style:list-style-name="L11">
      <style:paragraph-properties fo:line-height="150%" fo:text-align="justify" style:justify-single-word="false"/>
      <style:text-properties fo:font-size="14pt" fo:font-weight="normal" officeooo:rsid="002a3648" officeooo:paragraph-rsid="002a3648" style:font-size-asian="12.25pt" style:font-weight-asian="normal" style:font-size-complex="14pt" style:font-weight-complex="normal"/>
    </style:style>
    <style:style style:name="P35" style:family="paragraph" style:parent-style-name="Standard" style:list-style-name="L12">
      <style:paragraph-properties fo:line-height="150%" fo:text-align="justify" style:justify-single-word="false"/>
      <style:text-properties fo:font-size="14pt" fo:font-weight="normal" officeooo:rsid="0029bfb9" officeooo:paragraph-rsid="0029bfb9" style:font-size-asian="12.25pt" style:font-weight-asian="normal" style:font-size-complex="14pt" style:font-weight-complex="normal"/>
    </style:style>
    <style:style style:name="P36" style:family="paragraph" style:parent-style-name="Standard" style:list-style-name="L13">
      <style:paragraph-properties fo:line-height="150%" fo:text-align="justify" style:justify-single-word="false"/>
      <style:text-properties officeooo:paragraph-rsid="0052e2d7"/>
    </style:style>
    <style:style style:name="P37" style:family="paragraph" style:parent-style-name="Standard" style:list-style-name="L10">
      <style:paragraph-properties fo:line-height="150%" fo:text-align="justify" style:justify-single-word="false"/>
      <style:text-properties fo:font-size="14pt" fo:font-weight="bold" officeooo:rsid="0029bfb9" officeooo:paragraph-rsid="0029da17" style:font-size-asian="12.25pt" style:font-weight-asian="bold" style:font-size-complex="14pt" style:font-weight-complex="bold"/>
    </style:style>
    <style:style style:name="P38" style:family="paragraph" style:parent-style-name="Standard" style:list-style-name="L14">
      <style:paragraph-properties fo:line-height="150%" fo:text-align="justify" style:justify-single-word="false"/>
      <style:text-properties fo:font-size="14pt" fo:font-weight="normal" officeooo:rsid="0029da17" officeooo:paragraph-rsid="0029da17" style:font-size-asian="12.25pt" style:font-weight-asian="normal" style:font-size-complex="14pt" style:font-weight-complex="normal"/>
    </style:style>
    <style:style style:name="P39" style:family="paragraph" style:parent-style-name="Standard" style:list-style-name="L10">
      <style:paragraph-properties fo:line-height="150%" fo:text-align="justify" style:justify-single-word="false"/>
      <style:text-properties fo:font-size="14pt" fo:font-weight="bold" officeooo:rsid="0029da17" officeooo:paragraph-rsid="0029da17" style:font-size-asian="12.25pt" style:font-weight-asian="bold" style:font-size-complex="14pt" style:font-weight-complex="bold"/>
    </style:style>
    <style:style style:name="P40" style:family="paragraph" style:parent-style-name="Standard" style:list-style-name="L15">
      <style:paragraph-properties fo:line-height="150%" fo:text-align="justify" style:justify-single-word="false"/>
      <style:text-properties fo:font-size="14pt" fo:font-weight="normal" officeooo:paragraph-rsid="0029da17" style:font-size-asian="14pt" style:font-weight-asian="normal" style:font-size-complex="14pt" style:font-weight-complex="normal"/>
    </style:style>
    <style:style style:name="P41" style:family="paragraph" style:parent-style-name="Standard" style:list-style-name="L16">
      <style:paragraph-properties fo:line-height="150%" fo:text-align="justify" style:justify-single-word="false"/>
      <style:text-properties fo:font-size="14pt" fo:font-weight="normal" officeooo:rsid="0029da17" officeooo:paragraph-rsid="0029da17" style:font-size-asian="12.25pt" style:font-weight-asian="normal" style:font-size-complex="14pt" style:font-weight-complex="normal"/>
    </style:style>
    <style:style style:name="P42" style:family="paragraph" style:parent-style-name="Standard">
      <style:paragraph-properties fo:line-height="150%" fo:text-align="justify" style:justify-single-word="false"/>
      <style:text-properties fo:font-size="14pt" fo:font-weight="normal" officeooo:rsid="0029da17" officeooo:paragraph-rsid="0029da17" style:font-size-asian="12.25pt" style:font-weight-asian="normal" style:font-size-complex="14pt" style:font-weight-complex="normal"/>
    </style:style>
    <style:style style:name="P43" style:family="paragraph" style:parent-style-name="Standard">
      <style:paragraph-properties fo:line-height="150%" fo:text-align="center" style:justify-single-word="false"/>
      <style:text-properties fo:font-size="16pt" fo:font-weight="bold" officeooo:rsid="002a3648" officeooo:paragraph-rsid="002a3648" style:font-size-asian="16pt" style:font-weight-asian="bold" style:font-size-complex="16pt" style:font-weight-complex="bold"/>
    </style:style>
    <style:style style:name="P44" style:family="paragraph" style:parent-style-name="Standard" style:list-style-name="L17">
      <style:paragraph-properties fo:line-height="150%" fo:text-align="justify" style:justify-single-word="false"/>
      <style:text-properties fo:font-size="14pt" fo:font-weight="bold" officeooo:rsid="002a3648" officeooo:paragraph-rsid="002a3648" style:font-size-asian="12.25pt" style:font-weight-asian="bold" style:font-size-complex="14pt" style:font-weight-complex="bold"/>
    </style:style>
    <style:style style:name="P45" style:family="paragraph" style:parent-style-name="Standard">
      <style:paragraph-properties fo:line-height="150%" fo:text-align="justify" style:justify-single-word="false"/>
      <style:text-properties fo:font-size="14pt" fo:font-weight="normal" officeooo:rsid="002af42c" officeooo:paragraph-rsid="002efc86" style:font-size-asian="12.25pt" style:font-weight-asian="normal" style:font-size-complex="14pt" style:font-weight-complex="normal"/>
    </style:style>
    <style:style style:name="P46" style:family="paragraph" style:parent-style-name="Standard">
      <style:paragraph-properties fo:line-height="150%" fo:text-align="justify" style:justify-single-word="false"/>
      <style:text-properties fo:font-size="14pt" fo:font-weight="bold" officeooo:rsid="002b18a0" officeooo:paragraph-rsid="002efc86" style:font-size-asian="12.25pt" style:font-weight-asian="bold" style:font-size-complex="14pt" style:font-weight-complex="bold"/>
    </style:style>
    <style:style style:name="P47" style:family="paragraph" style:parent-style-name="Standard" style:list-style-name="L18">
      <style:paragraph-properties fo:line-height="150%" fo:text-align="justify" style:justify-single-word="false"/>
      <style:text-properties fo:font-size="14pt" fo:font-weight="normal" officeooo:rsid="002a3648" officeooo:paragraph-rsid="002efc86" style:font-size-asian="12.25pt" style:font-weight-asian="normal" style:font-size-complex="14pt" style:font-weight-complex="normal"/>
    </style:style>
    <style:style style:name="P48" style:family="paragraph" style:parent-style-name="Standard" style:list-style-name="L18">
      <style:paragraph-properties fo:line-height="150%" fo:text-align="justify" style:justify-single-word="false"/>
      <style:text-properties fo:font-size="14pt" fo:font-weight="normal" officeooo:rsid="002af42c" officeooo:paragraph-rsid="002efc86" style:font-size-asian="12.25pt" style:font-weight-asian="normal" style:font-size-complex="14pt" style:font-weight-complex="normal"/>
    </style:style>
    <style:style style:name="P49" style:family="paragraph" style:parent-style-name="Standard" style:list-style-name="L18">
      <style:paragraph-properties fo:line-height="150%" fo:text-align="justify" style:justify-single-word="false"/>
      <style:text-properties fo:font-size="14pt" fo:font-weight="normal" officeooo:rsid="002af42c" officeooo:paragraph-rsid="0055cdaf" style:font-size-asian="12.25pt" style:font-weight-asian="normal" style:font-size-complex="14pt" style:font-weight-complex="normal"/>
    </style:style>
    <style:style style:name="P50" style:family="paragraph" style:parent-style-name="Standard" style:list-style-name="L18">
      <style:paragraph-properties fo:line-height="150%" fo:text-align="justify" style:justify-single-word="false"/>
      <style:text-properties fo:font-size="14pt" fo:font-weight="normal" officeooo:rsid="002b18a0" officeooo:paragraph-rsid="002efc86" style:font-size-asian="12.25pt" style:font-weight-asian="normal" style:font-size-complex="14pt" style:font-weight-complex="normal"/>
    </style:style>
    <style:style style:name="P51" style:family="paragraph" style:parent-style-name="Standard" style:list-style-name="L19">
      <style:paragraph-properties fo:line-height="150%" fo:text-align="justify" style:justify-single-word="false"/>
      <style:text-properties fo:font-size="14pt" fo:font-weight="normal" officeooo:rsid="002b18a0" officeooo:paragraph-rsid="002efc86" style:font-size-asian="12.25pt" style:font-weight-asian="normal" style:font-size-complex="14pt" style:font-weight-complex="normal"/>
    </style:style>
    <style:style style:name="P52" style:family="paragraph" style:parent-style-name="Standard">
      <style:paragraph-properties fo:line-height="150%" fo:text-align="justify" style:justify-single-word="false"/>
      <style:text-properties fo:font-size="14pt" fo:font-weight="bold" officeooo:rsid="002d9390" officeooo:paragraph-rsid="002efc86" style:font-size-asian="12.25pt" style:font-weight-asian="bold" style:font-size-complex="14pt" style:font-weight-complex="bold"/>
    </style:style>
    <style:style style:name="P53" style:family="paragraph" style:parent-style-name="Standard" style:list-style-name="L20">
      <style:paragraph-properties fo:line-height="150%" fo:text-align="justify" style:justify-single-word="false"/>
      <style:text-properties fo:font-size="14pt" fo:font-weight="normal" officeooo:rsid="002d9390" officeooo:paragraph-rsid="002efc86" style:font-size-asian="12.25pt" style:font-weight-asian="normal" style:font-size-complex="14pt" style:font-weight-complex="normal"/>
    </style:style>
    <style:style style:name="P54" style:family="paragraph" style:parent-style-name="Standard" style:list-style-name="L20">
      <style:paragraph-properties fo:line-height="150%" fo:text-align="justify" style:justify-single-word="false"/>
      <style:text-properties fo:font-size="14pt" fo:font-weight="normal" officeooo:rsid="0055cdaf" officeooo:paragraph-rsid="0055cdaf" style:font-size-asian="12.25pt" style:font-weight-asian="normal" style:font-size-complex="14pt" style:font-weight-complex="normal"/>
    </style:style>
    <style:style style:name="P55" style:family="paragraph" style:parent-style-name="Standard" style:list-style-name="L20">
      <style:paragraph-properties fo:line-height="150%" fo:text-align="justify" style:justify-single-word="false"/>
      <style:text-properties officeooo:paragraph-rsid="0055cdaf"/>
    </style:style>
    <style:style style:name="P56" style:family="paragraph" style:parent-style-name="Standard" style:list-style-name="L20">
      <style:paragraph-properties fo:line-height="150%" fo:text-align="justify" style:justify-single-word="false"/>
      <style:text-properties fo:font-variant="normal" fo:text-transform="none" fo:color="#eef0ff" loext:opacity="100%" fo:font-size="14pt" fo:letter-spacing="normal" officeooo:rsid="002d9390" officeooo:paragraph-rsid="002efc86" style:font-size-asian="12.25pt" style:font-size-complex="14pt"/>
    </style:style>
    <style:style style:name="P57" style:family="paragraph" style:parent-style-name="Standard" style:list-style-name="L17">
      <style:paragraph-properties fo:line-height="150%" fo:text-align="justify" style:justify-single-word="false"/>
      <style:text-properties fo:font-size="14pt" fo:font-weight="bold" officeooo:rsid="002efc86" officeooo:paragraph-rsid="002efc86" style:font-size-asian="12.25pt" style:font-weight-asian="bold" style:font-size-complex="14pt" style:font-weight-complex="bold"/>
    </style:style>
    <style:style style:name="P58" style:family="paragraph" style:parent-style-name="Standard" style:list-style-name="L17">
      <style:paragraph-properties fo:line-height="150%" fo:text-align="justify" style:justify-single-word="false"/>
      <style:text-properties fo:font-size="14pt" fo:font-weight="normal" officeooo:rsid="0053dd32" officeooo:paragraph-rsid="0053dd32" style:font-size-asian="12.25pt" style:font-weight-asian="normal" style:font-size-complex="14pt" style:font-weight-complex="normal"/>
    </style:style>
    <style:style style:name="P59" style:family="paragraph" style:parent-style-name="Standard" style:list-style-name="L17">
      <style:paragraph-properties fo:line-height="150%" fo:text-align="justify" style:justify-single-word="false"/>
      <style:text-properties fo:font-size="14pt" fo:font-weight="bold" officeooo:rsid="0053dd32" officeooo:paragraph-rsid="0053dd32" style:font-size-asian="12.25pt" style:font-weight-asian="bold" style:font-size-complex="14pt" style:font-weight-complex="bold"/>
    </style:style>
    <style:style style:name="P60" style:family="paragraph" style:parent-style-name="Standard" style:list-style-name="L21">
      <style:paragraph-properties fo:line-height="150%" fo:text-align="justify" style:justify-single-word="false"/>
      <style:text-properties fo:font-size="14pt" fo:font-weight="normal" officeooo:rsid="0053dd32" officeooo:paragraph-rsid="00858c38" style:font-size-asian="12.25pt" style:font-weight-asian="normal" style:font-size-complex="14pt" style:font-weight-complex="normal"/>
    </style:style>
    <style:style style:name="P61" style:family="paragraph" style:parent-style-name="Standard" style:list-style-name="L21">
      <style:paragraph-properties fo:line-height="150%" fo:text-align="justify" style:justify-single-word="false"/>
      <style:text-properties officeooo:paragraph-rsid="00c91f4d"/>
    </style:style>
    <style:style style:name="P62" style:family="paragraph" style:parent-style-name="Standard" style:list-style-name="L21">
      <style:paragraph-properties fo:line-height="150%" fo:text-align="justify" style:justify-single-word="false"/>
      <style:text-properties fo:font-size="14pt" fo:font-weight="normal" officeooo:rsid="00548b05" officeooo:paragraph-rsid="008423c0" style:font-size-asian="12.25pt" style:font-weight-asian="normal" style:font-size-complex="14pt" style:font-weight-complex="normal"/>
    </style:style>
    <style:style style:name="P63" style:family="paragraph" style:parent-style-name="Standard" style:list-style-name="L21">
      <style:paragraph-properties fo:line-height="150%" fo:text-align="justify" style:justify-single-word="false"/>
      <style:text-properties fo:font-size="14pt" fo:font-weight="normal" officeooo:rsid="00548b05" officeooo:paragraph-rsid="00c91f4d" style:font-size-asian="12.25pt" style:font-weight-asian="normal" style:font-size-complex="14pt" style:font-weight-complex="normal"/>
    </style:style>
    <style:style style:name="P64" style:family="paragraph" style:parent-style-name="Standard" style:list-style-name="L21">
      <style:paragraph-properties fo:line-height="150%" fo:text-align="justify" style:justify-single-word="false"/>
      <style:text-properties officeooo:paragraph-rsid="00b4da1b"/>
    </style:style>
    <style:style style:name="P65" style:family="paragraph" style:parent-style-name="Standard" style:list-style-name="L21">
      <style:paragraph-properties fo:line-height="150%" fo:text-align="justify" style:justify-single-word="false"/>
      <style:text-properties fo:font-size="14pt" fo:font-weight="normal" officeooo:rsid="0053dd32" officeooo:paragraph-rsid="00c91f4d" style:font-size-asian="12.25pt" style:font-weight-asian="normal" style:font-size-complex="14pt" style:font-weight-complex="normal"/>
    </style:style>
    <style:style style:name="P66" style:family="paragraph" style:parent-style-name="Standard" style:list-style-name="L21">
      <style:paragraph-properties fo:line-height="150%" fo:text-align="justify" style:justify-single-word="false"/>
      <style:text-properties fo:font-size="14pt" fo:font-weight="normal" officeooo:rsid="00858c38" officeooo:paragraph-rsid="0087e15a" style:font-size-asian="12.25pt" style:font-weight-asian="normal" style:font-size-complex="14pt" style:font-weight-complex="normal"/>
    </style:style>
    <style:style style:name="P67" style:family="paragraph" style:parent-style-name="Standard" style:list-style-name="L21">
      <style:paragraph-properties fo:line-height="150%" fo:text-align="justify" style:justify-single-word="false"/>
      <style:text-properties fo:font-size="14pt" fo:font-weight="normal" officeooo:rsid="0055cdaf" officeooo:paragraph-rsid="0088d29a" style:font-size-asian="12.25pt" style:font-weight-asian="normal" style:font-size-complex="14pt" style:font-weight-complex="normal"/>
    </style:style>
    <style:style style:name="P68" style:family="paragraph" style:parent-style-name="Standard" style:list-style-name="L21">
      <style:paragraph-properties fo:line-height="150%" fo:text-align="justify" style:justify-single-word="false"/>
      <style:text-properties fo:font-size="14pt" fo:font-weight="normal" officeooo:rsid="0058acd5" officeooo:paragraph-rsid="00778455" style:font-size-asian="12.25pt" style:font-weight-asian="normal" style:font-size-complex="14pt" style:font-weight-complex="normal"/>
    </style:style>
    <style:style style:name="P69" style:family="paragraph" style:parent-style-name="Standard" style:list-style-name="L21">
      <style:paragraph-properties fo:line-height="150%" fo:text-align="justify" style:justify-single-word="false"/>
      <style:text-properties fo:font-size="14pt" fo:font-weight="normal" officeooo:rsid="005f7dcb" officeooo:paragraph-rsid="008a6c14" style:font-size-asian="12.25pt" style:font-weight-asian="normal" style:font-size-complex="14pt" style:font-weight-complex="normal"/>
    </style:style>
    <style:style style:name="P70" style:family="paragraph" style:parent-style-name="Standard" style:list-style-name="L21">
      <style:paragraph-properties fo:line-height="150%" fo:text-align="justify" style:justify-single-word="false"/>
      <style:text-properties fo:font-size="14pt" fo:font-weight="normal" officeooo:rsid="005f7dcb" officeooo:paragraph-rsid="00be933a" style:font-size-asian="12.25pt" style:font-weight-asian="normal" style:font-size-complex="14pt" style:font-weight-complex="normal"/>
    </style:style>
    <style:style style:name="P71" style:family="paragraph" style:parent-style-name="Standard" style:list-style-name="L21">
      <style:paragraph-properties fo:line-height="150%" fo:text-align="justify" style:justify-single-word="false"/>
      <style:text-properties fo:font-size="14pt" fo:font-weight="bold" officeooo:rsid="0060cc87" officeooo:paragraph-rsid="00778455" style:font-size-asian="12.25pt" style:font-weight-asian="bold" style:font-size-complex="14pt" style:font-weight-complex="bold"/>
    </style:style>
    <style:style style:name="P72" style:family="paragraph" style:parent-style-name="Standard" style:list-style-name="L21">
      <style:paragraph-properties fo:line-height="150%" fo:text-align="justify" style:justify-single-word="false"/>
      <style:text-properties fo:font-size="14pt" fo:font-weight="normal" officeooo:rsid="008b2423" officeooo:paragraph-rsid="00778455" style:font-size-asian="12.25pt" style:font-weight-asian="normal" style:font-size-complex="14pt" style:font-weight-complex="normal"/>
    </style:style>
    <style:style style:name="P73" style:family="paragraph" style:parent-style-name="Standard" style:list-style-name="L17">
      <style:paragraph-properties fo:line-height="150%" fo:text-align="justify" style:justify-single-word="false"/>
      <style:text-properties fo:font-size="14pt" fo:font-weight="bold" officeooo:rsid="0030b7d7" officeooo:paragraph-rsid="0030b7d7" style:font-size-asian="12.25pt" style:font-weight-asian="bold" style:font-size-complex="14pt" style:font-weight-complex="bold"/>
    </style:style>
    <style:style style:name="P74" style:family="paragraph" style:parent-style-name="Standard" style:list-style-name="L17">
      <style:paragraph-properties fo:line-height="150%" fo:text-align="justify" style:justify-single-word="false"/>
      <style:text-properties fo:font-size="14pt" fo:font-weight="normal" officeooo:rsid="00981490" officeooo:paragraph-rsid="00981490" style:font-size-asian="12.25pt" style:font-weight-asian="normal" style:font-size-complex="14pt" style:font-weight-complex="normal"/>
    </style:style>
    <style:style style:name="P75" style:family="paragraph" style:parent-style-name="Standard" style:list-style-name="L22">
      <style:paragraph-properties fo:line-height="150%" fo:text-align="justify" style:justify-single-word="false"/>
      <style:text-properties fo:font-size="14pt" fo:font-weight="bold" officeooo:rsid="0030b7d7" officeooo:paragraph-rsid="009a27a0" style:font-size-asian="12.25pt" style:font-weight-asian="bold" style:font-size-complex="14pt" style:font-weight-complex="bold"/>
    </style:style>
    <style:style style:name="P76" style:family="paragraph" style:parent-style-name="Standard" style:list-style-name="L22">
      <style:paragraph-properties fo:line-height="150%" fo:text-align="justify" style:justify-single-word="false"/>
      <style:text-properties fo:font-size="14pt" fo:font-weight="bold" officeooo:rsid="00981490" officeooo:paragraph-rsid="009a27a0" style:font-size-asian="12.25pt" style:font-weight-asian="bold" style:font-size-complex="14pt" style:font-weight-complex="bold"/>
    </style:style>
    <style:style style:name="P77" style:family="paragraph" style:parent-style-name="Standard" style:list-style-name="L22">
      <style:paragraph-properties fo:line-height="150%" fo:text-align="justify" style:justify-single-word="false"/>
      <style:text-properties officeooo:paragraph-rsid="009c374b"/>
    </style:style>
    <style:style style:name="P78" style:family="paragraph" style:parent-style-name="Standard" style:list-style-name="L22">
      <style:paragraph-properties fo:line-height="150%" fo:text-align="justify" style:justify-single-word="false">
        <style:tab-stops>
          <style:tab-stop style:position="8.348cm"/>
        </style:tab-stops>
      </style:paragraph-properties>
      <style:text-properties fo:font-size="14pt" fo:font-weight="bold" officeooo:rsid="00a04187" officeooo:paragraph-rsid="00a04187" style:font-size-asian="14pt" style:font-weight-asian="bold" style:font-size-complex="14pt" style:font-weight-complex="bold"/>
    </style:style>
    <style:style style:name="P79" style:family="paragraph" style:parent-style-name="Standard">
      <style:paragraph-properties fo:line-height="150%" fo:text-align="justify" style:justify-single-word="false"/>
      <style:text-properties fo:font-size="14pt" fo:font-weight="normal" officeooo:rsid="0030b7d7" officeooo:paragraph-rsid="0030b7d7" style:font-size-asian="12.25pt" style:font-weight-asian="normal" style:font-size-complex="14pt" style:font-weight-complex="normal"/>
    </style:style>
    <style:style style:name="P80" style:family="paragraph" style:parent-style-name="Standard">
      <style:paragraph-properties fo:line-height="150%" fo:text-align="center" style:justify-single-word="false"/>
      <style:text-properties fo:font-size="16pt" fo:font-weight="bold" officeooo:rsid="005b6af7" officeooo:paragraph-rsid="005b6af7" style:font-size-asian="16pt" style:font-weight-asian="bold" style:font-size-complex="16pt" style:font-weight-complex="bold"/>
    </style:style>
    <style:style style:name="P81" style:family="paragraph" style:parent-style-name="Standard" style:list-style-name="L23">
      <style:paragraph-properties fo:line-height="150%" fo:text-align="justify" style:justify-single-word="false"/>
      <style:text-properties fo:font-size="14pt" fo:font-weight="bold" officeooo:rsid="005b6af7" officeooo:paragraph-rsid="005b6af7" style:font-size-asian="14pt" style:font-weight-asian="bold" style:font-size-complex="14pt" style:font-weight-complex="bold"/>
    </style:style>
    <style:style style:name="P82" style:family="paragraph" style:parent-style-name="Standard" style:list-style-name="L24">
      <style:paragraph-properties fo:line-height="150%" fo:text-align="justify" style:justify-single-word="false"/>
      <style:text-properties fo:font-size="16pt" fo:font-weight="normal" officeooo:rsid="005b6af7" officeooo:paragraph-rsid="005b6af7" style:font-size-asian="16pt" style:font-weight-asian="normal" style:font-size-complex="16pt" style:font-weight-complex="normal"/>
    </style:style>
    <style:style style:name="P83" style:family="paragraph" style:parent-style-name="Standard" style:list-style-name="L24">
      <style:paragraph-properties fo:line-height="150%" fo:text-align="justify" style:justify-single-word="false"/>
      <style:text-properties fo:font-size="14pt" fo:font-weight="normal" officeooo:rsid="005b6af7" officeooo:paragraph-rsid="005b6af7" style:font-size-asian="12.25pt" style:font-weight-asian="normal" style:font-size-complex="14pt" style:font-weight-complex="normal"/>
    </style:style>
    <style:style style:name="P84" style:family="paragraph" style:parent-style-name="Standard" style:list-style-name="L23">
      <style:paragraph-properties fo:line-height="150%" fo:text-align="justify" style:justify-single-word="false"/>
      <style:text-properties fo:font-size="14pt" fo:font-weight="bold" officeooo:rsid="005b6af7" officeooo:paragraph-rsid="008f217a" style:font-size-asian="12.25pt" style:font-weight-asian="bold" style:font-size-complex="14pt" style:font-weight-complex="bold"/>
    </style:style>
    <style:style style:name="P85" style:family="paragraph" style:parent-style-name="Standard" style:list-style-name="L23">
      <style:paragraph-properties fo:line-height="150%" fo:text-align="justify" style:justify-single-word="false"/>
      <style:text-properties fo:font-size="14pt" fo:font-weight="normal" officeooo:rsid="005b6af7" officeooo:paragraph-rsid="008f217a" style:font-size-asian="12.25pt" style:font-weight-asian="normal" style:font-size-complex="14pt" style:font-weight-complex="normal"/>
    </style:style>
    <style:style style:name="P86" style:family="paragraph" style:parent-style-name="Standard" style:list-style-name="L25">
      <style:paragraph-properties fo:line-height="150%" fo:text-align="justify" style:justify-single-word="false"/>
      <style:text-properties fo:font-size="14pt" fo:font-weight="normal" officeooo:rsid="005d44d0" officeooo:paragraph-rsid="005d44d0" style:font-size-asian="12.25pt" style:font-weight-asian="normal" style:font-size-complex="14pt" style:font-weight-complex="normal"/>
    </style:style>
    <style:style style:name="P87" style:family="paragraph" style:parent-style-name="Standard" style:list-style-name="L23">
      <style:paragraph-properties fo:line-height="150%" fo:text-align="justify" style:justify-single-word="false"/>
      <style:text-properties fo:font-size="14pt" fo:font-weight="bold" officeooo:rsid="005d44d0" officeooo:paragraph-rsid="005d44d0" style:font-size-asian="12.25pt" style:font-weight-asian="bold" style:font-size-complex="14pt" style:font-weight-complex="bold"/>
    </style:style>
    <style:style style:name="P88" style:family="paragraph" style:parent-style-name="Standard" style:list-style-name="L23">
      <style:paragraph-properties fo:line-height="150%" fo:text-align="justify" style:justify-single-word="false"/>
      <style:text-properties fo:font-size="14pt" fo:font-weight="bold" officeooo:rsid="005d44d0" officeooo:paragraph-rsid="008f217a" style:font-size-asian="12.25pt" style:font-weight-asian="bold" style:font-size-complex="14pt" style:font-weight-complex="bold"/>
    </style:style>
    <style:style style:name="P89" style:family="paragraph" style:parent-style-name="Standard" style:list-style-name="L23">
      <style:paragraph-properties fo:line-height="150%" fo:text-align="justify" style:justify-single-word="false"/>
      <style:text-properties fo:font-size="14pt" fo:font-weight="normal" officeooo:rsid="005d44d0" officeooo:paragraph-rsid="008f217a" style:font-size-asian="12.25pt" style:font-weight-asian="normal" style:font-size-complex="14pt" style:font-weight-complex="normal"/>
    </style:style>
    <style:style style:name="P90" style:family="paragraph" style:parent-style-name="Standard" style:list-style-name="L26">
      <style:paragraph-properties fo:line-height="150%" fo:text-align="justify" style:justify-single-word="false"/>
      <style:text-properties fo:font-size="14pt" fo:font-weight="normal" officeooo:rsid="005d44d0" officeooo:paragraph-rsid="008f217a" style:font-size-asian="12.25pt" style:font-weight-asian="normal" style:font-size-complex="14pt" style:font-weight-complex="normal"/>
    </style:style>
    <style:style style:name="P91" style:family="paragraph" style:parent-style-name="Standard" style:list-style-name="L26">
      <style:paragraph-properties fo:line-height="150%" fo:text-align="justify" style:justify-single-word="false"/>
      <style:text-properties fo:font-size="14pt" fo:font-weight="normal" officeooo:rsid="005f19e5" officeooo:paragraph-rsid="008f217a" style:font-size-asian="12.25pt" style:font-weight-asian="normal" style:font-size-complex="14pt" style:font-weight-complex="normal"/>
    </style:style>
    <style:style style:name="P92" style:family="paragraph" style:parent-style-name="Standard" style:list-style-name="L23">
      <style:paragraph-properties fo:line-height="150%" fo:text-align="justify" style:justify-single-word="false"/>
      <style:text-properties fo:font-size="14pt" fo:font-weight="bold" officeooo:rsid="008f217a" officeooo:paragraph-rsid="008f217a" style:font-size-asian="12.25pt" style:font-weight-asian="bold" style:font-size-complex="14pt" style:font-weight-complex="bold"/>
    </style:style>
    <style:style style:name="P93" style:family="paragraph" style:parent-style-name="Standard" style:list-style-name="L23">
      <style:paragraph-properties fo:line-height="150%" fo:text-align="justify" style:justify-single-word="false"/>
      <style:text-properties fo:font-size="14pt" fo:font-weight="normal" officeooo:rsid="008f217a" officeooo:paragraph-rsid="00969cd1" style:font-size-asian="12.25pt" style:font-weight-asian="normal" style:font-size-complex="14pt" style:font-weight-complex="normal"/>
    </style:style>
    <style:style style:name="P94" style:family="paragraph" style:parent-style-name="Standard" style:list-style-name="L27">
      <style:paragraph-properties fo:line-height="150%" fo:text-align="justify" style:justify-single-word="false"/>
      <style:text-properties fo:font-size="14pt" fo:font-weight="normal" officeooo:rsid="008f217a" officeooo:paragraph-rsid="00969cd1" style:font-size-asian="12.25pt" style:font-weight-asian="normal" style:font-size-complex="14pt" style:font-weight-complex="normal"/>
    </style:style>
    <style:style style:name="P95" style:family="paragraph" style:parent-style-name="Standard" style:list-style-name="L27">
      <style:paragraph-properties fo:line-height="150%" fo:text-align="justify" style:justify-single-word="false"/>
      <style:text-properties fo:font-size="14pt" fo:font-weight="normal" officeooo:rsid="0090bb05" officeooo:paragraph-rsid="00969cd1" style:font-size-asian="12.25pt" style:font-weight-asian="normal" style:font-size-complex="14pt" style:font-weight-complex="normal"/>
    </style:style>
    <style:style style:name="P96" style:family="paragraph" style:parent-style-name="Standard" style:list-style-name="L23">
      <style:paragraph-properties fo:line-height="150%" fo:text-align="justify" style:justify-single-word="false"/>
      <style:text-properties fo:font-size="14pt" fo:font-weight="bold" officeooo:rsid="00969cd1" officeooo:paragraph-rsid="00969cd1" style:font-size-asian="12.25pt" style:font-weight-asian="bold" style:font-size-complex="14pt" style:font-weight-complex="bold"/>
    </style:style>
    <style:style style:name="P97" style:family="paragraph" style:parent-style-name="Standard" style:list-style-name="L23">
      <style:paragraph-properties fo:line-height="150%" fo:text-align="justify" style:justify-single-word="false"/>
      <style:text-properties fo:font-size="14pt" fo:font-weight="normal" officeooo:rsid="00969cd1" officeooo:paragraph-rsid="00969cd1" style:font-size-asian="12.25pt" style:font-weight-asian="normal" style:font-size-complex="14pt" style:font-weight-complex="normal"/>
    </style:style>
    <style:style style:name="P98" style:family="paragraph" style:parent-style-name="Standard" style:list-style-name="L28">
      <style:paragraph-properties fo:line-height="150%" fo:text-align="justify" style:justify-single-word="false"/>
      <style:text-properties fo:font-size="14pt" fo:font-weight="normal" officeooo:rsid="00969cd1" officeooo:paragraph-rsid="00969cd1" style:font-size-asian="12.25pt" style:font-weight-asian="normal" style:font-size-complex="14pt" style:font-weight-complex="normal"/>
    </style:style>
    <style:style style:name="P99" style:family="paragraph" style:parent-style-name="Standard" style:list-style-name="L23">
      <style:paragraph-properties fo:line-height="150%" fo:text-align="justify" style:justify-single-word="false"/>
      <style:text-properties fo:font-size="14pt" fo:font-weight="normal" officeooo:rsid="008f217a" officeooo:paragraph-rsid="008f217a" style:font-size-asian="12.25pt" style:font-weight-asian="normal" style:font-size-complex="14pt" style:font-weight-complex="normal"/>
    </style:style>
    <style:style style:name="P100" style:family="paragraph" style:parent-style-name="Standard">
      <style:paragraph-properties fo:line-height="150%" fo:text-align="justify" style:justify-single-word="false"/>
      <style:text-properties fo:font-size="14pt" fo:font-weight="normal" officeooo:rsid="005f19e5" officeooo:paragraph-rsid="005f19e5" style:font-size-asian="12.25pt" style:font-weight-asian="normal" style:font-size-complex="14pt" style:font-weight-complex="normal"/>
    </style:style>
    <style:style style:name="P101" style:family="paragraph" style:parent-style-name="Standard">
      <style:paragraph-properties fo:line-height="150%" fo:text-align="justify" style:justify-single-word="false"/>
      <style:text-properties fo:font-size="14pt" fo:font-weight="bold" officeooo:rsid="005b6af7" officeooo:paragraph-rsid="005b6af7" style:font-size-asian="12.25pt" style:font-weight-asian="bold" style:font-size-complex="14pt" style:font-weight-complex="bold"/>
    </style:style>
    <style:style style:name="P102" style:family="paragraph" style:parent-style-name="Standard">
      <style:paragraph-properties fo:line-height="150%" fo:text-align="justify" style:justify-single-word="false"/>
      <style:text-properties fo:font-variant="normal" fo:text-transform="none" fo:color="#eef0ff" loext:opacity="100%" fo:font-size="14pt" fo:letter-spacing="normal" officeooo:rsid="002efc86" officeooo:paragraph-rsid="002efc86" style:font-size-asian="12.25pt" style:font-size-complex="14pt"/>
    </style:style>
    <style:style style:name="P103" style:family="paragraph" style:parent-style-name="Standard">
      <style:paragraph-properties fo:line-height="150%" fo:text-align="justify" style:justify-single-word="false"/>
      <style:text-properties officeooo:paragraph-rsid="0029da17"/>
    </style:style>
    <style:style style:name="P104" style:family="paragraph" style:parent-style-name="Standard">
      <style:paragraph-properties fo:line-height="150%" fo:text-align="justify" style:justify-single-word="false"/>
      <style:text-properties fo:font-size="14pt" fo:font-weight="bold" officeooo:rsid="0024a12d" officeooo:paragraph-rsid="0024a12d" style:font-size-asian="12.25pt" style:font-weight-asian="bold" style:font-size-complex="14pt" style:font-weight-complex="bold"/>
    </style:style>
    <style:style style:name="T1" style:family="text">
      <style:text-properties style:font-name="Times New Roman" fo:font-size="14pt" fo:font-weight="bold" officeooo:rsid="0015e333" style:font-size-asian="14pt" style:font-weight-asian="bold" style:font-size-complex="14pt" style:font-weight-complex="bold"/>
    </style:style>
    <style:style style:name="T2" style:family="text">
      <style:text-properties style:font-name="Times New Roman" fo:font-size="14pt" fo:font-weight="normal" officeooo:rsid="0015e333" style:font-size-asian="14pt" style:font-weight-asian="normal" style:font-size-complex="14pt" style:font-weight-complex="normal"/>
    </style:style>
    <style:style style:name="T3" style:family="text">
      <style:text-properties style:font-name="Times New Roman" fo:font-size="14pt" fo:font-weight="normal" officeooo:rsid="001964f7" style:font-size-asian="12.25pt" style:font-weight-asian="normal" style:font-size-complex="14pt" style:font-weight-complex="normal"/>
    </style:style>
    <style:style style:name="T4" style:family="text">
      <style:text-properties style:font-name="Times New Roman" fo:font-size="14pt" fo:font-weight="normal" officeooo:rsid="00166291" style:font-size-asian="14pt" style:font-weight-asian="normal" style:font-size-complex="14pt" style:font-weight-complex="normal"/>
    </style:style>
    <style:style style:name="T5" style:family="text">
      <style:text-properties style:font-name="Times New Roman" fo:font-size="14pt" fo:font-weight="normal" officeooo:rsid="0043bc69" style:font-size-asian="14pt" style:font-weight-asian="normal" style:font-size-complex="14pt" style:font-weight-complex="normal"/>
    </style:style>
    <style:style style:name="T6" style:family="text">
      <style:text-properties style:font-name="Times New Roman" fo:font-size="14pt" fo:font-weight="normal" officeooo:rsid="0044d356" style:font-size-asian="14pt" style:font-weight-asian="normal" style:font-size-complex="14pt" style:font-weight-complex="normal"/>
    </style:style>
    <style:style style:name="T7" style:family="text">
      <style:text-properties style:font-name="Times New Roman" fo:font-size="14pt" fo:font-weight="bold" officeooo:rsid="00166291" style:font-size-asian="14pt" style:font-weight-asian="bold" style:font-size-complex="14pt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964f7" style:font-weight-asian="normal" style:font-weight-complex="normal"/>
    </style:style>
    <style:style style:name="T10" style:family="text">
      <style:text-properties fo:font-weight="normal" officeooo:rsid="001ae0aa" style:font-weight-asian="normal" style:font-weight-complex="normal"/>
    </style:style>
    <style:style style:name="T11" style:family="text">
      <style:text-properties fo:font-weight="normal" officeooo:rsid="002439af" style:font-weight-asian="normal" style:font-weight-complex="normal"/>
    </style:style>
    <style:style style:name="T12" style:family="text">
      <style:text-properties fo:font-weight="normal" officeooo:rsid="0024a12d" style:font-weight-asian="normal" style:font-weight-complex="normal"/>
    </style:style>
    <style:style style:name="T13" style:family="text">
      <style:text-properties fo:font-weight="normal" officeooo:rsid="001e060b" style:font-weight-asian="normal" style:font-weight-complex="normal"/>
    </style:style>
    <style:style style:name="T14" style:family="text">
      <style:text-properties officeooo:rsid="002439af"/>
    </style:style>
    <style:style style:name="T15" style:family="text">
      <style:text-properties fo:font-size="14pt" fo:font-weight="bold" officeooo:rsid="001e0617" style:font-size-asian="12.25pt" style:font-weight-asian="bold" style:font-size-complex="14pt" style:font-weight-complex="bold"/>
    </style:style>
    <style:style style:name="T16" style:family="text">
      <style:text-properties fo:font-size="14pt" fo:font-weight="normal" officeooo:rsid="001e0617" style:font-size-asian="12.25pt" style:font-weight-asian="normal" style:font-size-complex="14pt" style:font-weight-complex="normal"/>
    </style:style>
    <style:style style:name="T17" style:family="text">
      <style:text-properties fo:font-size="14pt" fo:font-weight="normal" officeooo:rsid="00481de5" style:font-size-asian="12.25pt" style:font-weight-asian="normal" style:font-size-complex="14pt" style:font-weight-complex="normal"/>
    </style:style>
    <style:style style:name="T18" style:family="text">
      <style:text-properties fo:font-weight="normal" officeooo:rsid="0020cb1e" style:font-weight-asian="normal" style:font-weight-complex="normal"/>
    </style:style>
    <style:style style:name="T19" style:family="text">
      <style:text-properties fo:font-weight="normal" officeooo:rsid="0022a803" style:font-weight-asian="normal" style:font-weight-complex="normal"/>
    </style:style>
    <style:style style:name="T20" style:family="text">
      <style:text-properties fo:font-weight="normal" officeooo:rsid="00481de5" style:font-weight-asian="normal" style:font-weight-complex="normal"/>
    </style:style>
    <style:style style:name="T21" style:family="text">
      <style:text-properties fo:font-weight="normal" officeooo:rsid="001ffe16" style:font-weight-asian="normal" style:font-weight-complex="normal"/>
    </style:style>
    <style:style style:name="T22" style:family="text">
      <style:text-properties officeooo:rsid="002882e0"/>
    </style:style>
    <style:style style:name="T23" style:family="text">
      <style:text-properties fo:font-weight="normal" officeooo:rsid="004f02ea" style:font-weight-asian="normal" style:font-weight-complex="normal"/>
    </style:style>
    <style:style style:name="T24" style:family="text">
      <style:text-properties fo:font-weight="bold" officeooo:rsid="002439af" style:font-weight-asian="bold" style:font-weight-complex="bold"/>
    </style:style>
    <style:style style:name="T25" style:family="text">
      <style:text-properties fo:font-weight="bold" officeooo:rsid="003dd2c7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normal" officeooo:rsid="00462e74" style:font-weight-asian="normal" style:font-weight-complex="normal"/>
    </style:style>
    <style:style style:name="T28" style:family="text">
      <style:text-properties officeooo:rsid="009a27a0"/>
    </style:style>
    <style:style style:name="T29" style:family="text">
      <style:text-properties officeooo:rsid="009926b4"/>
    </style:style>
    <style:style style:name="T30" style:family="text">
      <style:text-properties officeooo:rsid="009a8c94"/>
    </style:style>
    <style:style style:name="T31" style:family="text">
      <style:text-properties officeooo:rsid="0055cdaf"/>
    </style:style>
    <style:style style:name="T32" style:family="text">
      <style:text-properties officeooo:rsid="002a3648"/>
    </style:style>
    <style:style style:name="T33" style:family="text">
      <style:text-properties officeooo:rsid="003fc3d2"/>
    </style:style>
    <style:style style:name="T34" style:family="text">
      <style:text-properties officeooo:rsid="004083c8"/>
    </style:style>
    <style:style style:name="T35" style:family="text">
      <style:text-properties officeooo:rsid="0040875d"/>
    </style:style>
    <style:style style:name="T36" style:family="text">
      <style:text-properties officeooo:rsid="006a214b"/>
    </style:style>
    <style:style style:name="T37" style:family="text">
      <style:text-properties officeooo:rsid="0044d356"/>
    </style:style>
    <style:style style:name="T38" style:family="text">
      <style:text-properties officeooo:rsid="00485918"/>
    </style:style>
    <style:style style:name="T39" style:family="text">
      <style:text-properties fo:font-size="14pt" fo:font-weight="normal" officeooo:rsid="0029da17" style:font-size-asian="12.25pt" style:font-weight-asian="normal" style:font-size-complex="14pt" style:font-weight-complex="normal"/>
    </style:style>
    <style:style style:name="T40" style:family="text">
      <style:text-properties fo:font-size="14pt" fo:font-weight="normal" officeooo:rsid="002a3648" style:font-size-asian="12.25pt" style:font-weight-asian="normal" style:font-size-complex="14pt" style:font-weight-complex="normal"/>
    </style:style>
    <style:style style:name="T41" style:family="text">
      <style:text-properties fo:font-size="14pt" fo:font-weight="normal" officeooo:rsid="0052e2d7" style:font-size-asian="12.25pt" style:font-weight-asian="normal" style:font-size-complex="14pt" style:font-weight-complex="normal"/>
    </style:style>
    <style:style style:name="T42" style:family="text">
      <style:text-properties officeooo:rsid="0029da17"/>
    </style:style>
    <style:style style:name="T43" style:family="text">
      <style:text-properties officeooo:rsid="00423d77"/>
    </style:style>
    <style:style style:name="T44" style:family="text">
      <style:text-properties officeooo:rsid="002d0afd"/>
    </style:style>
    <style:style style:name="T45" style:family="text">
      <style:text-properties officeooo:rsid="002b18a0"/>
    </style:style>
    <style:style style:name="T46" style:family="text">
      <style:text-properties officeooo:rsid="002d9390"/>
    </style:style>
    <style:style style:name="T47" style:family="text">
      <style:text-properties officeooo:rsid="002af42c"/>
    </style:style>
    <style:style style:name="T48" style:family="text">
      <style:text-properties officeooo:rsid="002efc86"/>
    </style:style>
    <style:style style:name="T49" style:family="text">
      <style:text-properties officeooo:rsid="0043627a"/>
    </style:style>
    <style:style style:name="T50" style:family="text">
      <style:text-properties fo:font-size="14pt" fo:font-weight="normal" officeooo:rsid="002d9390" style:font-size-asian="12.25pt" style:font-weight-asian="normal" style:font-size-complex="14pt" style:font-weight-complex="normal"/>
    </style:style>
    <style:style style:name="T51" style:family="text">
      <style:text-properties fo:font-variant="normal" fo:text-transform="none" fo:color="#eef0ff" loext:opacity="100%" fo:letter-spacing="normal"/>
    </style:style>
    <style:style style:name="T52" style:family="text">
      <style:text-properties fo:font-variant="normal" fo:text-transform="none" fo:color="#eef0ff" loext:opacity="100%" fo:font-size="14pt" fo:letter-spacing="normal" officeooo:rsid="002d9390" style:font-size-asian="12.25pt" style:font-size-complex="14pt"/>
    </style:style>
    <style:style style:name="T53" style:family="text">
      <style:text-properties fo:font-variant="normal" fo:text-transform="none" fo:color="#eef0ff" loext:opacity="100%" fo:font-size="14pt" fo:letter-spacing="normal" fo:font-weight="normal" officeooo:rsid="0055cdaf" style:font-size-asian="12.25pt" style:font-weight-asian="normal" style:font-size-complex="14pt" style:font-weight-complex="normal"/>
    </style:style>
    <style:style style:name="T54" style:family="text">
      <style:text-properties officeooo:rsid="006b7f7d"/>
    </style:style>
    <style:style style:name="T55" style:family="text">
      <style:text-properties officeooo:rsid="006ce47f"/>
    </style:style>
    <style:style style:name="T56" style:family="text">
      <style:text-properties fo:font-weight="bold" officeooo:rsid="00a5f6dd" style:font-weight-asian="bold" style:font-weight-complex="bold"/>
    </style:style>
    <style:style style:name="T57" style:family="text">
      <style:text-properties officeooo:rsid="0060cc87"/>
    </style:style>
    <style:style style:name="T58" style:family="text">
      <style:text-properties officeooo:rsid="00778455"/>
    </style:style>
    <style:style style:name="T59" style:family="text">
      <style:text-properties officeooo:rsid="0058acd5"/>
    </style:style>
    <style:style style:name="T60" style:family="text">
      <style:text-properties officeooo:rsid="005a93f0"/>
    </style:style>
    <style:style style:name="T61" style:family="text">
      <style:text-properties officeooo:rsid="0072d6af"/>
    </style:style>
    <style:style style:name="T62" style:family="text">
      <style:text-properties officeooo:rsid="007f0726"/>
    </style:style>
    <style:style style:name="T63" style:family="text">
      <style:text-properties officeooo:rsid="00858c38"/>
    </style:style>
    <style:style style:name="T64" style:family="text">
      <style:text-properties officeooo:rsid="00830985"/>
    </style:style>
    <style:style style:name="T65" style:family="text">
      <style:text-properties fo:font-size="14pt" fo:font-weight="bold" officeooo:rsid="005b6725" style:font-size-asian="12.25pt" style:font-weight-asian="bold" style:font-size-complex="14pt" style:font-weight-complex="bold"/>
    </style:style>
    <style:style style:name="T66" style:family="text">
      <style:text-properties fo:font-size="14pt" fo:font-weight="bold" officeooo:rsid="00a64167" style:font-size-asian="12.25pt" style:font-weight-asian="bold" style:font-size-complex="14pt" style:font-weight-complex="bold"/>
    </style:style>
    <style:style style:name="T67" style:family="text">
      <style:text-properties fo:font-size="14pt" fo:font-weight="bold" officeooo:rsid="00bfab24" style:font-size-asian="12.25pt" style:font-weight-asian="bold" style:font-size-complex="14pt" style:font-weight-complex="bold"/>
    </style:style>
    <style:style style:name="T68" style:family="text">
      <style:text-properties fo:font-size="14pt" fo:font-weight="bold" style:font-size-asian="14pt" style:font-weight-asian="bold" style:font-size-complex="14pt" style:font-weight-complex="bold"/>
    </style:style>
    <style:style style:name="T69" style:family="text">
      <style:text-properties fo:font-size="14pt" fo:font-weight="normal" officeooo:rsid="005b6725" style:font-size-asian="12.25pt" style:font-weight-asian="normal" style:font-size-complex="14pt" style:font-weight-complex="normal"/>
    </style:style>
    <style:style style:name="T70" style:family="text">
      <style:text-properties fo:font-size="14pt" fo:font-weight="normal" officeooo:rsid="0060cc87" style:font-size-asian="12.25pt" style:font-weight-asian="normal" style:font-size-complex="14pt" style:font-weight-complex="normal"/>
    </style:style>
    <style:style style:name="T71" style:family="text">
      <style:text-properties fo:font-size="14pt" fo:font-weight="normal" officeooo:rsid="00778455" style:font-size-asian="12.25pt" style:font-weight-asian="normal" style:font-size-complex="14pt" style:font-weight-complex="normal"/>
    </style:style>
    <style:style style:name="T72" style:family="text">
      <style:text-properties fo:font-size="14pt" fo:font-weight="normal" officeooo:rsid="005b6af7" style:font-size-asian="12.25pt" style:font-weight-asian="normal" style:font-size-complex="14pt" style:font-weight-complex="normal"/>
    </style:style>
    <style:style style:name="T73" style:family="text">
      <style:text-properties fo:font-size="14pt" fo:font-weight="normal" officeooo:rsid="008011ea" style:font-size-asian="12.25pt" style:font-weight-asian="normal" style:font-size-complex="14pt" style:font-weight-complex="normal"/>
    </style:style>
    <style:style style:name="T74" style:family="text">
      <style:text-properties fo:font-size="14pt" fo:font-weight="normal" officeooo:rsid="00858c38" style:font-size-asian="12.25pt" style:font-weight-asian="normal" style:font-size-complex="14pt" style:font-weight-complex="normal"/>
    </style:style>
    <style:style style:name="T75" style:family="text">
      <style:text-properties fo:font-size="14pt" fo:font-weight="normal" officeooo:rsid="00830985" style:font-size-asian="12.25pt" style:font-weight-asian="normal" style:font-size-complex="14pt" style:font-weight-complex="normal"/>
    </style:style>
    <style:style style:name="T76" style:family="text">
      <style:text-properties fo:font-size="14pt" fo:font-weight="normal" officeooo:rsid="00c25203" style:font-size-asian="12.25pt" style:font-weight-asian="normal" style:font-size-complex="14pt" style:font-weight-complex="normal"/>
    </style:style>
    <style:style style:name="T77" style:family="text">
      <style:text-properties fo:font-size="14pt" fo:font-weight="normal" officeooo:rsid="00c91f4d" style:font-size-asian="12.25pt" style:font-weight-asian="normal" style:font-size-complex="14pt" style:font-weight-complex="normal"/>
    </style:style>
    <style:style style:name="T78" style:family="text">
      <style:text-properties fo:font-weight="bold" officeooo:rsid="00555920" style:font-weight-asian="bold" style:font-weight-complex="bold"/>
    </style:style>
    <style:style style:name="T79" style:family="text">
      <style:text-properties fo:font-weight="bold" officeooo:rsid="006ce47f" style:font-weight-asian="bold" style:font-weight-complex="bold"/>
    </style:style>
    <style:style style:name="T80" style:family="text">
      <style:text-properties officeooo:rsid="0053dd32"/>
    </style:style>
    <style:style style:name="T81" style:family="text">
      <style:text-properties officeooo:rsid="0074a9dd"/>
    </style:style>
    <style:style style:name="T82" style:family="text">
      <style:text-properties officeooo:rsid="00c00c9b"/>
    </style:style>
    <style:style style:name="T83" style:family="text">
      <style:text-properties officeooo:rsid="00c91f4d"/>
    </style:style>
    <style:style style:name="T84" style:family="text">
      <style:text-properties fo:font-size="14pt" fo:font-weight="bold" officeooo:rsid="00c7747c" style:font-size-asian="12.25pt" style:font-weight-asian="bold" style:font-size-complex="14pt" style:font-weight-complex="bold"/>
    </style:style>
    <style:style style:name="T85" style:family="text">
      <style:text-properties fo:font-size="14pt" fo:font-weight="bold" officeooo:rsid="00632cff" style:font-size-asian="12.25pt" style:font-weight-asian="bold" style:font-size-complex="14pt" style:font-weight-complex="bold"/>
    </style:style>
    <style:style style:name="T86" style:family="text">
      <style:text-properties fo:font-size="14pt" fo:font-weight="bold" officeooo:rsid="006ce47f" style:font-size-asian="12.25pt" style:font-weight-asian="bold" style:font-size-complex="14pt" style:font-weight-complex="bold"/>
    </style:style>
    <style:style style:name="T87" style:family="text">
      <style:text-properties fo:font-size="14pt" fo:font-weight="bold" officeooo:rsid="00c7747c" style:font-size-asian="14pt" style:font-weight-asian="bold" style:font-size-complex="14pt" style:font-weight-complex="bold"/>
    </style:style>
    <style:style style:name="T88" style:family="text">
      <style:text-properties fo:font-size="14pt" fo:font-weight="normal" officeooo:rsid="00c00c9b" style:font-size-asian="12.25pt" style:font-weight-asian="normal" style:font-size-complex="14pt" style:font-weight-complex="normal"/>
    </style:style>
    <style:style style:name="T89" style:family="text">
      <style:text-properties fo:font-size="14pt" fo:font-weight="normal" officeooo:rsid="00cd57d2" style:font-size-asian="12.25pt" style:font-weight-asian="normal" style:font-size-complex="14pt" style:font-weight-complex="normal"/>
    </style:style>
    <style:style style:name="T90" style:family="text">
      <style:text-properties officeooo:rsid="00548b05"/>
    </style:style>
    <style:style style:name="T91" style:family="text">
      <style:text-properties style:font-name="Liberation Serif" officeooo:rsid="008609c0" style:font-size-asian="14pt"/>
    </style:style>
    <style:style style:name="T92" style:family="text">
      <style:text-properties fo:font-weight="bold" officeooo:rsid="00ad9d28" style:font-weight-asian="bold" style:font-weight-complex="bold"/>
    </style:style>
    <style:style style:name="T93" style:family="text">
      <style:text-properties fo:font-weight="bold" officeooo:rsid="0072d6af" style:font-weight-asian="bold" style:font-weight-complex="bold"/>
    </style:style>
    <style:style style:name="T94" style:family="text">
      <style:text-properties fo:font-weight="bold" officeooo:rsid="00a44274" style:font-weight-asian="bold" style:font-weight-complex="bold"/>
    </style:style>
    <style:style style:name="T95" style:family="text">
      <style:text-properties officeooo:rsid="006dd5d6"/>
    </style:style>
    <style:style style:name="T96" style:family="text">
      <style:text-properties officeooo:rsid="008a6c14"/>
    </style:style>
    <style:style style:name="T97" style:family="text">
      <style:text-properties fo:font-weight="bold" officeooo:rsid="00be933a" style:font-weight-asian="bold" style:font-weight-complex="bold"/>
    </style:style>
    <style:style style:name="T98" style:family="text">
      <style:text-properties officeooo:rsid="00ad9d28"/>
    </style:style>
    <style:style style:name="T99" style:family="text">
      <style:text-properties officeooo:rsid="00a44274"/>
    </style:style>
    <style:style style:name="T100" style:family="text">
      <style:text-properties officeooo:rsid="00a976d2"/>
    </style:style>
    <style:style style:name="T101" style:family="text">
      <style:text-properties officeooo:rsid="0062bec3"/>
    </style:style>
    <style:style style:name="T102" style:family="text">
      <style:text-properties fo:font-weight="normal" officeooo:rsid="00778455" style:font-weight-asian="normal" style:font-weight-complex="normal"/>
    </style:style>
    <style:style style:name="T103" style:family="text">
      <style:text-properties fo:font-weight="normal" officeooo:rsid="0062bec3" style:font-weight-asian="normal" style:font-weight-complex="normal"/>
    </style:style>
    <style:style style:name="T104" style:family="text">
      <style:text-properties fo:font-weight="normal" officeooo:rsid="00940cd2" style:font-weight-asian="normal" style:font-weight-complex="normal"/>
    </style:style>
    <style:style style:name="T105" style:family="text">
      <style:text-properties fo:font-weight="normal" officeooo:rsid="00af0806" style:font-weight-asian="normal" style:font-weight-complex="normal"/>
    </style:style>
    <style:style style:name="T106" style:family="text">
      <style:text-properties fo:font-weight="normal" officeooo:rsid="009e6d22" style:font-weight-asian="normal" style:font-weight-complex="normal"/>
    </style:style>
    <style:style style:name="T107" style:family="text">
      <style:text-properties fo:font-weight="normal" officeooo:rsid="009aabca" style:font-weight-asian="normal" style:font-weight-complex="normal"/>
    </style:style>
    <style:style style:name="T108" style:family="text">
      <style:text-properties fo:font-weight="normal" officeooo:rsid="009c374b" style:font-weight-asian="normal" style:font-weight-complex="normal"/>
    </style:style>
    <style:style style:name="T109" style:family="text">
      <style:text-properties fo:font-size="14pt" fo:font-weight="bold" officeooo:rsid="0030b7d7" style:font-size-asian="12.25pt" style:font-weight-asian="bold" style:font-size-complex="14pt" style:font-weight-complex="bold"/>
    </style:style>
    <style:style style:name="T110" style:family="text">
      <style:text-properties fo:font-size="14pt" fo:font-weight="bold" officeooo:rsid="0033b881" style:font-size-asian="12.25pt" style:font-weight-asian="bold" style:font-size-complex="14pt" style:font-weight-complex="bold"/>
    </style:style>
    <style:style style:name="T111" style:family="text">
      <style:text-properties fo:font-size="14pt" style:font-size-asian="14pt" style:font-size-complex="14pt"/>
    </style:style>
    <style:style style:name="T112" style:family="text">
      <style:text-properties fo:font-size="14pt" officeooo:rsid="009c374b" style:font-size-asian="14pt" style:font-size-complex="14pt"/>
    </style:style>
    <style:style style:name="T113" style:family="text">
      <style:text-properties fo:font-size="14pt" fo:font-weight="normal" officeooo:rsid="0030b7d7" style:font-size-asian="14pt" style:font-weight-asian="normal" style:font-size-complex="14pt" style:font-weight-complex="normal"/>
    </style:style>
    <style:style style:name="T114" style:family="text">
      <style:text-properties fo:font-size="14pt" fo:font-weight="bold" officeooo:rsid="009c374b" style:font-size-asian="12.25pt" style:font-weight-asian="bold" style:font-size-complex="14pt" style:font-weight-complex="bold"/>
    </style:style>
    <style:style style:name="T115" style:family="text">
      <style:text-properties fo:font-size="14pt" officeooo:rsid="009cf614" style:font-size-asian="14pt" style:font-size-complex="14pt"/>
    </style:style>
    <style:style style:name="T116" style:family="text">
      <style:text-properties fo:font-size="14pt" officeooo:rsid="009e6d22" style:font-size-asian="14pt" style:font-size-complex="14pt"/>
    </style:style>
    <style:style style:name="T117" style:family="text">
      <style:text-properties fo:font-weight="normal" officeooo:rsid="0081b048" style:font-weight-asian="normal" style:font-weight-complex="normal"/>
    </style:style>
    <style:style style:name="T118" style:family="text">
      <style:text-properties fo:font-weight="normal" officeooo:rsid="005f19e5" style:font-weight-asian="normal" style:font-weight-complex="normal"/>
    </style:style>
    <style:style style:name="T119" style:family="text">
      <style:text-properties fo:font-size="14pt" officeooo:rsid="0058ba52" style:font-size-asian="12.25pt" style:font-size-complex="14pt"/>
    </style:style>
    <style:style style:name="T120" style:family="text">
      <style:text-properties fo:font-size="14pt" style:font-size-asian="12.25pt" style:font-size-complex="14pt"/>
    </style:style>
    <style:style style:name="T121" style:family="text">
      <style:text-properties officeooo:rsid="0058ba52"/>
    </style:style>
    <style:style style:name="T122" style:family="text">
      <style:text-properties fo:font-weight="normal" officeooo:rsid="005f389d" style:font-weight-asian="normal" style:font-weight-complex="normal"/>
    </style:style>
    <style:style style:name="T123" style:family="text">
      <style:text-properties officeooo:rsid="005b6af7"/>
    </style:style>
    <style:style style:name="T124" style:family="text">
      <style:text-properties officeooo:rsid="0090bb05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ведение</text:p>
      <text:list text:style-name="L1">
        <text:list-item>
          <text:p text:style-name="P2"><text:span text:style-name="T1">Цель документа: </text:span><text:span text:style-name="T2">Установить и зафиксировать четкие однозначные требования к разрабатываемому продукту, установить взаимопонимание внутри команды во время разработки продукта и избежать двусмысленности. Документ предназначен для использования в качестве основы на всех этапах жизненного цикла продукта. </text:span></text:p>
        </text:list-item>
        <text:list-item>
          <text:p text:style-name="P3"><text:span text:style-name="T1">Область применения системы: </text:span><text:span text:style-name="T2">Продукт будет доступен для использования в виде </text:span><text:span text:style-name="T3">клиент-серверного веб-приложения</text:span><text:span text:style-name="T2">, </text:span><text:span text:style-name="T4">которое </text:span><text:span text:style-name="T5">поможет</text:span><text:span text:style-name="T6">­</text:span><text:span text:style-name="T4"> пользователю осваивать команды для bash-терминала в GNU/Linux.</text:span></text:p>
        </text:list-item>
        <text:list-item>
          <text:p text:style-name="P2"><text:span text:style-name="T7">Ссылки на другие документы/стандарты: </text:span>ISO/IEC/IEEE 29148:2018.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Общая характеристика системы</text:p>
      <text:list xml:id="list2908968048" text:style-name="L2">
        <text:list-item>
          <text:p text:style-name="P6">Перспектива системы. <text:span text:style-name="T8">Разрабатываемая система является </text:span><text:span text:style-name="T9">клиент-серверным веб-приложением</text:span><text:span text:style-name="T8"> с чат-ботом на основе LLM-модели, </text:span><text:span text:style-name="T10">предназначенным</text:span><text:span text:style-name="T8"> </text:span><text:span text:style-name="T9">для помощи в ос</text:span><text:span text:style-name="T11">во</text:span><text:span text:style-name="T9">ении bash-терминала в GNU/Linux</text:span><text:span text:style-name="T8">. </text:span><text:span text:style-name="T12">Клиентская часть работает в браузерах на ПК. Серверная часть развернута на сервере и обрабатывает поступающие запросы из клиентской части.</text:span><text:span text:style-name="T8"> </text:span></text:p>
        </text:list-item>
        <text:list-item>
          <text:p text:style-name="P7">Функции системы. <text:span text:style-name="T13">Продукт обладает следующими функциями:</text:span></text:p>
        </text:list-item>
      </text:list>
      <text:list text:style-name="L3">
        <text:list-item>
          <text:list>
            <text:list-item>
              <text:p text:style-name="P8">Генерирование команды/набора команд для bash-терминала в GNU/Linux по запросу пользователя.</text:p>
            </text:list-item>
            <text:list-item>
              <text:p text:style-name="P8">Разбор команды/набор команд для bash-терминала в GNU/Linux по запросу пользователя.</text:p>
            </text:list-item>
            <text:list-item>
              <text:p text:style-name="P8">Реги<text:span text:style-name="T14">ст</text:span>рация/авторизация пользователя.</text:p>
            </text:list-item>
          </text:list>
        </text:list-item>
      </text:list>
      <text:list xml:id="list1735262906459" text:continue-list="list2908968048" text:style-name="L2">
        <text:list-item>
          <text:p text:style-name="P9">Пользователи и заинтересованные стороны.</text:p>
        </text:list-item>
      </text:list>
      <text:list text:style-name="L4">
        <text:list-item>
          <text:list>
            <text:list-item>
              <text:p text:style-name="P10">Домашние пользователи дистрибутивов Linux.</text:p>
            </text:list-item>
            <text:list-item>
              <text:p text:style-name="P10">Начинающие пользователи дистрибутивов Linux.</text:p>
            </text:list-item>
            <text:list-item>
              <text:p text:style-name="P10">Разработчики и инженеры, работающие в дистрибутивах Linux.</text:p>
            </text:list-item>
            <text:list-item>
              <text:p text:style-name="P10">Системные администраторы.</text:p>
            </text:list-item>
          </text:list>
        </text:list-item>
      </text:list>
      <text:list xml:id="list1735489291719" text:continue-list="list1735262906459" text:style-name="L2">
        <text:list-item>
          <text:p text:style-name="P11">Технологический стек.</text:p>
        </text:list-item>
      </text:list>
      <text:list text:style-name="L5">
        <text:list-item>
          <text:list>
            <text:list-item>
              <text:p text:style-name="P12"><text:span text:style-name="T15">Frontend: </text:span><text:span text:style-name="T16">React, Tailwind CSS, TypeScript, </text:span><text:span text:style-name="T17">REST API</text:span><text:span text:style-name="T16">.</text:span></text:p>
            </text:list-item>
            <text:list-item>
              <text:p text:style-name="P13">Backend: <text:span text:style-name="T8">Golang, </text:span><text:span text:style-name="T18">Redis</text:span><text:span text:style-name="T19">, RabbitMQ</text:span><text:span text:style-name="T18">, </text:span><text:span text:style-name="T20">REST API</text:span><text:span text:style-name="T21">.</text:span></text:p>
            </text:list-item>
            <text:list-item>
              <text:p text:style-name="P14">ML-сер<text:span text:style-name="T22">ви</text:span>с:<text:span text:style-name="T8"> Python, PyTorch, Transformer</text:span><text:span text:style-name="T11">s,</text:span><text:span text:style-name="T8"> Draccus, FastAPI, </text:span><text:span text:style-name="T23">REST API</text:span></text:p>
            </text:list-item>
            <text:list-item>
              <text:p text:style-name="P15">База данных: <text:span text:style-name="T8">PostgreSQL.</text:span></text:p>
            </text:list-item>
            <text:list-item>
              <text:p text:style-name="P16"><text:span text:style-name="T24">Инфраст</text:span><text:span text:style-name="T25">ру</text:span><text:span text:style-name="T24">ктура</text:span><text:span text:style-name="T26">: </text:span><text:span text:style-name="T8">Docker, Docker Compose, Nginx.</text:span></text:p>
            </text:list-item>
          </text:list>
        </text:list-item>
      </text:list>
      <text:list xml:id="list1735116574529" text:continue-list="list1735489291719" text:style-name="L2">
        <text:list-item>
          <text:p text:style-name="P17">Предположения и зависимости. <text:span text:style-name="T27">Предполгается, что:</text:span></text:p>
        </text:list-item>
      </text:list>
      <text:list text:style-name="L6">
        <text:list-item>
          <text:p text:style-name="P18">Пользователь знаком с Linux-дистрибутивами.</text:p>
        </text:list-item>
        <text:list-item>
          <text:p text:style-name="P18">Пользователь пользуется веб-приложением с декстопного браузера.</text:p>
        </text:list-item>
        <text:list-item>
          <text:p text:style-name="P18"><text:span text:style-name="T28">Веб-приложение</text:span> развернут<text:span text:style-name="T28">о</text:span> локально на ПК <text:span text:style-name="T29">для демонстрации и на сервер</text:span><text:span text:style-name="T28">е</text:span><text:span text:style-name="T29"> для продакшена</text:span>.</text:p>
        </text:list-item>
        <text:list-item>
          <text:p text:style-name="P18">ML-модель предобучена, и требуется её дообучить.</text:p>
        </text:list-item>
      </text:list>
      <text:p text:style-name="P19"><text:soft-page-break/>Ограничения:</text:p>
      <text:list text:style-name="L7">
        <text:list-item>
          <text:p text:style-name="P20">Чат-бот работает только с командами в GNU/Linux.</text:p>
        </text:list-item>
        <text:list-item>
          <text:p text:style-name="P21">Модел<text:span text:style-name="T30">ь</text:span> сжата до 16-bit для инференса <text:span text:style-name="T30">и обучения.</text:span></text:p>
        </text:list-item>
        <text:list-item>
          <text:p text:style-name="P20">Ответ чат-бота не гарантирует 100% правильности и безопасности.</text:p>
        </text:list-item>
      </text:list>
      <text:list text:continue-list="list1735116574529" text:style-name="L2">
        <text:list-header>
          <text:p text:style-name="P22"/>
        </text:list-header>
      </text:list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<text:soft-page-break/>Функциональные требования</text:p>
      <text:list xml:id="list1269699578" text:style-name="L8">
        <text:list-item>
          <text:p text:style-name="P25"><text:span text:style-name="T31">Регистрация</text:span> с помощью <text:span text:style-name="T32">электронной почты</text:span>.</text:p>
        </text:list-item>
        <text:list-item>
          <text:p text:style-name="P26"><text:span text:style-name="T31">Обращение</text:span> к чат-боту и <text:span text:style-name="T31">получение</text:span> ответ от него.</text:p>
        </text:list-item>
        <text:list-item>
          <text:p text:style-name="P26"><text:span text:style-name="T31">Новая генерация</text:span> ответ<text:span text:style-name="T31">а </text:span>чат-ботом, <text:span text:style-name="T31">вместо старого</text:span>.</text:p>
        </text:list-item>
        <text:list-item>
          <text:p text:style-name="P27">При получении чат-ботом команды/набора команд:</text:p>
        </text:list-item>
      </text:list>
      <text:list text:style-name="L9">
        <text:list-item>
          <text:list>
            <text:list-item>
              <text:p text:style-name="P28"><text:span text:style-name="T31">П</text:span>одробн<text:span text:style-name="T31">ый </text:span>рассказ, что делает каждая команда и за что отвечает каждый флаг и параметр в <text:span text:style-name="T31">полученных</text:span> командах. </text:p>
            </text:list-item>
            <text:list-item>
              <text:p text:style-name="P28">Если команда/набор команд, содержат ошибки, то чат-бот указ<text:span text:style-name="T31">ывает</text:span> на них, исправ<text:span text:style-name="T31">ляет</text:span>, <text:span text:style-name="T31">пишет </text:span>рабочий вариант, а дальше выполн<text:span text:style-name="T31">яет, </text:span>перв<text:span text:style-name="T31">ый</text:span> пун<text:span text:style-name="T33">кт</text:span>.</text:p>
            </text:list-item>
            <text:list-item>
              <text:p text:style-name="P28">Если команда/набор команд являются небезопасными, не актуальными или имеются альтернативы <text:span text:style-name="T34">лучше</text:span>, то чат-бот выполн<text:span text:style-name="T31">яет</text:span> первый пункт и второй пункт (при необходимости), после чего он предупре<text:span text:style-name="T31">ждае</text:span>т пользователя о проблеме команд<text:span text:style-name="T31">ы</text:span>/набора команд и предло<text:span text:style-name="T31">гает</text:span> альтернативу, если такое возможно. Для ал<text:span text:style-name="T35">ь</text:span>тернативы также требуется выполнить первый пункт.</text:p>
            </text:list-item>
            <text:list-item>
              <text:p text:style-name="P28">Если пользователь ввел запрос на помощь с составлением команд, то чат-бот состав<text:span text:style-name="T31">ляет </text:span>команду/набор команд, решающий проблему пользователя, выполнив первый пункт. </text:p>
            </text:list-item>
            <text:list-item>
              <text:p text:style-name="P28">Если пользователь ввел запрос, не связанный с помощью с bash-терминалом в GNU/Linux, то чат-бот <text:span text:style-name="T31">отвечает</text:span> ему, что он не может помочь с его проблемой, так как специализируется только на помощи с bash-терминалом в GNU/Linux.</text:p>
            </text:list-item>
          </text:list>
        </text:list-item>
      </text:list>
      <text:list text:continue-list="list1269699578" text:style-name="L8">
        <text:list-item>
          <text:p text:style-name="P26"><text:span text:style-name="T31">Оценка</text:span> ответ<text:span text:style-name="T31">а</text:span> чат-бота <text:span text:style-name="T36">(лайк/дизлайк)</text:span>, после чего, <text:span text:style-name="T31">если ответ был оценен, он </text:span>зан<text:span text:style-name="T31">осится</text:span> в базу данных.</text:p>
        </text:list-item>
        <text:list-item>
          <text:p text:style-name="P29">Обращение к своим прошлым чатам.</text:p>
        </text:list-item>
        <text:list-item>
          <text:p text:style-name="P29">Возможность удаления старых чатов.</text:p>
          <text:p text:style-name="P29"><text:s/></text:p>
        </text:list-item>
      </text:list>
      <text:p text:style-name="P30"/>
      <text:p text:style-name="P30"/>
      <text:p text:style-name="P31"><text:soft-page-break/>Нефункциональные требования</text:p>
      <text:list xml:id="list1271299516" text:style-name="L10">
        <text:list-item>
          <text:p text:style-name="P32">Производительность:</text:p>
        </text:list-item>
      </text:list>
      <text:list text:style-name="L11">
        <text:list-item>
          <text:list>
            <text:list-item>
              <text:p text:style-name="P33">Продукт должен выдерживать работу 100 пользователей одновременно.</text:p>
            </text:list-item>
            <text:list-item>
              <text:p text:style-name="P33">Время отклика сервиса должно составлять 1-2 секунды.</text:p>
            </text:list-item>
            <text:list-item>
              <text:p text:style-name="P34">Пользователь должен получить ответ чат-бота в течение 7-10 секунд.</text:p>
            </text:list-item>
          </text:list>
        </text:list-item>
      </text:list>
      <text:list xml:id="list1735622018902" text:continue-list="list1271299516" text:style-name="L10">
        <text:list-item>
          <text:p text:style-name="P32">Надежность.</text:p>
        </text:list-item>
      </text:list>
      <text:list text:style-name="L12">
        <text:list-item>
          <text:list>
            <text:list-item>
              <text:p text:style-name="P35">Среднее время безотказной работы ≥ <text:span text:style-name="T37">9</text:span><text:span text:style-name="T38">9</text:span>% в месяц.</text:p>
            </text:list-item>
          </text:list>
        </text:list-item>
      </text:list>
      <text:list xml:id="list1734701239459" text:continue-list="list1735622018902" text:style-name="L10">
        <text:list-item>
          <text:p text:style-name="P32">Безопасность.</text:p>
        </text:list-item>
      </text:list>
      <text:list text:style-name="L13">
        <text:list-item>
          <text:list>
            <text:list-item>
              <text:p text:style-name="P36"><text:span text:style-name="T39">Хранение паролей пользователей в виде хэш</text:span><text:span text:style-name="T40">ов</text:span><text:span text:style-name="T39">, полученны</text:span><text:span text:style-name="T40">х</text:span><text:span text:style-name="T39"> с помощью </text:span><text:span text:style-name="T41">метода</text:span><text:span text:style-name="T39"> </text:span>SCRAM-SHA-256<text:span text:style-name="T39">.</text:span></text:p>
            </text:list-item>
          </text:list>
        </text:list-item>
      </text:list>
      <text:list xml:id="list1734759773973" text:continue-list="list1734701239459" text:style-name="L10">
        <text:list-item>
          <text:p text:style-name="P37"><text:span text:style-name="T42">Масштаби</text:span>руемость.</text:p>
        </text:list-item>
      </text:list>
      <text:list text:style-name="L14">
        <text:list-item>
          <text:list>
            <text:list-item>
              <text:p text:style-name="P38">Продукт должен иметь возможность добавления новых модулей и улучшения старых без переработки архитектуры.</text:p>
            </text:list-item>
          </text:list>
        </text:list-item>
      </text:list>
      <text:list xml:id="list1733984755469" text:continue-list="list1734759773973" text:style-name="L10">
        <text:list-item>
          <text:p text:style-name="P39">Поддерживаемость.</text:p>
        </text:list-item>
      </text:list>
      <text:list text:style-name="L15">
        <text:list-item>
          <text:list>
            <text:list-item>
              <text:p text:style-name="P40">Возможность изменять каждый модуль не влияя на работу остальных.</text:p>
            </text:list-item>
          </text:list>
        </text:list-item>
      </text:list>
      <text:list text:continue-list="list1733984755469" text:style-name="L10">
        <text:list-item>
          <text:p text:style-name="P39">Совместимость.</text:p>
        </text:list-item>
      </text:list>
      <text:list text:style-name="L16">
        <text:list-item>
          <text:list>
            <text:list-item>
              <text:p text:style-name="P41">Совместимость с браузерами Google Chrome, Firefox, Microsoft Edge, Yandex.</text:p>
            </text:list-item>
          </text:list>
        </text:list-item>
      </text:list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3"><text:soft-page-break/>Интерфейсы</text:p>
      <text:list xml:id="list632924694" text:style-name="L17">
        <text:list-item>
          <text:p text:style-name="P44">Пользовательский интерфейс.</text:p>
        </text:list-item>
      </text:list>
      <text:p text:style-name="P45">Веб-приложен<text:span text:style-name="T43">и</text:span>е должно содержать <text:span text:style-name="T44">4</text:span><text:span text:style-name="T45"> </text:span>страни<text:span text:style-name="T44">цы</text:span>: Главная страница с описанием продукта, страница с чат-ботом, <text:span text:style-name="T45">страница авторизации </text:span><text:span text:style-name="T46">и </text:span><text:span text:style-name="T45">страница регистрации.</text:span></text:p>
      <text:p text:style-name="P46">Страница авторизации:</text:p>
      <text:list text:style-name="L18">
        <text:list-item>
          <text:list>
            <text:list-item>
              <text:p text:style-name="P47">Отображение ошибки при вводе некорректной электронной почты <text:span text:style-name="T47">во время авторизации.</text:span></text:p>
            </text:list-item>
            <text:list-item>
              <text:p text:style-name="P48">Отображение ошибки при вводе некорректного пароля <text:span text:style-name="T45">во время</text:span> авторизации.</text:p>
            </text:list-item>
            <text:list-item>
              <text:p text:style-name="P49">Отображение ошибки при вводе <text:span text:style-name="T31">неизвестного юзернейма</text:span> <text:span text:style-name="T45">во время</text:span> авторизации.</text:p>
            </text:list-item>
            <text:list-item>
              <text:p text:style-name="P48">Ввод пароля должен скрываться символом «*», но должна иметься возможность отключить это.</text:p>
            </text:list-item>
            <text:list-item>
              <text:p text:style-name="P50">При нажатии кнопки «Войти» после успешной аутентификации пользователь должен попасть на страницу с чат-ботом.</text:p>
            </text:list-item>
            <text:list-item>
              <text:p text:style-name="P50">При нажатии кнопки «Назад» пользователь должен попасть на главную страницу.</text:p>
            </text:list-item>
          </text:list>
        </text:list-item>
      </text:list>
      <text:p text:style-name="P46">Страница регистрации:</text:p>
      <text:list text:continue-numbering="true" text:style-name="L18">
        <text:list-item>
          <text:list>
            <text:list-item>
              <text:p text:style-name="P48">Отображение сообщения о том, что код отправлен на почту при регистрации.</text:p>
            </text:list-item>
            <text:list-item>
              <text:p text:style-name="P48">Отображение ошибки при вводе некорректного кода при регистрации.</text:p>
            </text:list-item>
            <text:list-item>
              <text:p text:style-name="P49">Отображение ошибки при вводе <text:span text:style-name="T31">существующего</text:span> <text:span text:style-name="T31">юзернейма</text:span> при регистрации.</text:p>
            </text:list-item>
            <text:list-item>
              <text:p text:style-name="P48">Ввод пароля должен скрываться символом «*», но должна иметься возможность отключить это.</text:p>
            </text:list-item>
            <text:list-item>
              <text:p text:style-name="P50">При нажатии кнопки «Завершить регистрацию» пользователь должен попасть на страницу с чат-ботом.</text:p>
            </text:list-item>
            <text:list-item>
              <text:p text:style-name="P50">При нажатии кнопки «Назад» пользователь должен попасть на главную страницу.</text:p>
            </text:list-item>
          </text:list>
        </text:list-item>
      </text:list>
      <text:p text:style-name="P46">Главная страница:</text:p>
      <text:list text:style-name="L19">
        <text:list-item>
          <text:list>
            <text:list-item>
              <text:p text:style-name="P51"><text:soft-page-break/>Информация о том, какую проблему решает наше клиент-сервисное веб-приложение.</text:p>
            </text:list-item>
            <text:list-item>
              <text:p text:style-name="P51">При нажатии кнопки «Регистрация» пользователь должен попасть на страницу регистрации.</text:p>
            </text:list-item>
            <text:list-item>
              <text:p text:style-name="P51">При нажатии кнопки «Авторизация» пользователь должен попасть на страницу авторизации.</text:p>
            </text:list-item>
          </text:list>
        </text:list-item>
      </text:list>
      <text:p text:style-name="P52">Страница с чат-ботом:</text:p>
      <text:list text:style-name="L20">
        <text:list-item>
          <text:list>
            <text:list-item>
              <text:p text:style-name="P53">В центре страницы располагается поле для ввода запроса, которое представлено прямоугольником с закругленными краями.</text:p>
            </text:list-item>
            <text:list-item>
              <text:p text:style-name="P53">Над полем для ввода запроса должна быть надпись «О чем сегодня Вам хочется узнать?»</text:p>
            </text:list-item>
            <text:list-item>
              <text:p text:style-name="P53">При появлении текста в поле для ввода запроса должна появиться кнопка «Отправить».</text:p>
            </text:list-item>
            <text:list-item>
              <text:p text:style-name="P53">При нажатии на кнопку «Отправить» страница должна динамически обновиться и стать похожей на диалог в мессенджере, где с правой стороны страницы располагаются сообщения пользователя, а с левой стороны страницы располагаются ответы чат-бота. <text:span text:style-name="T48">Запрос должен быть отправлен модели, сгенерированный ответ который должен быть отправлен обратно на клиентский сервер.</text:span></text:p>
            </text:list-item>
            <text:list-item>
              <text:p text:style-name="P54">После генерации первого ответа в новом чате он заносится в базу данных.</text:p>
            </text:list-item>
            <text:list-item>
              <text:p text:style-name="P53">С левой стороны стран<text:span text:style-name="T49">и</text:span>цы располагается вертикальное поле, внизу которого расположена кнопка выхода из аккаунта, а сверху расположена кнопка создания нового чата. <text:span text:style-name="T31">Между ними расположены старые чаты.</text:span></text:p>
            </text:list-item>
            <text:list-item>
              <text:p text:style-name="P54">При наведении курсора на старый чат появляется иконка корзины, при нажатии на которую появляется <text:s/><text:span text:style-name="T46">предупреждающее сообщение: </text:span>если выбрать «Да», то чат удаляется, если выбрать «Нет», то сообщение пропадает без каких-либо дополнительных действий.</text:p>
            </text:list-item>
            <text:list-item>
              <text:p text:style-name="P55"><text:soft-page-break/><text:span text:style-name="T50">При нажатии кнопки выхода из аккаунта пользователь должен получить предупреждающее сообщение, в котором при нажатии кнопки «Да» пользователь попадает на главную страницу, а при нажатии кнопки «Нет» </text:span><text:span text:style-name="T51">— </text:span><text:span text:style-name="T52">предупреждающее сообщение пропадает </text:span><text:span text:style-name="T53">без каких-либо дополнительных действий</text:span><text:span text:style-name="T52">.</text:span></text:p>
            </text:list-item>
            <text:list-item>
              <text:p text:style-name="P56">При нажатии кнопки создания нового чата страницы должна динамически обновиться и появится поле для ввода запроса по середине экрана с текстом над ним, как описано в первом и втором пунктах.</text:p>
            </text:list-item>
          </text:list>
        </text:list-item>
      </text:list>
      <text:list xml:id="list1734506750321" text:continue-list="list632924694" text:style-name="L17">
        <text:list-item>
          <text:p text:style-name="P57">Программные интерфейсы (API).</text:p>
          <text:p text:style-name="P58"><text:s/>Система должна предоставлять REST API для операций с пользователями, которое предназначено для использования через <text:span text:style-name="T54">протокол</text:span> <text:span text:style-name="T54">HTTPS</text:span>. Запросы и ответы должны быть в формате JSON.</text:p>
          <text:p text:style-name="P59">HTTP-<text:span text:style-name="T55">запросы</text:span>:</text:p>
        </text:list-item>
      </text:list>
      <text:list text:style-name="L21">
        <text:list-item>
          <text:list>
            <text:list-item>
              <text:p text:style-name="P60"><text:span text:style-name="T26">POST /</text:span><text:span text:style-name="T56">users</text:span><text:span text:style-name="T26"> </text:span><text:span text:style-name="T57">Входные </text:span><text:span text:style-name="T58">данные:</text:span> <text:s/><text:span text:style-name="T59">name</text:span> (строк<text:span text:style-name="T57">овый тип данных</text:span>), <text:span text:style-name="T59">surname</text:span> (строк<text:span text:style-name="T57">овый тип данных</text:span>), <text:span text:style-name="T60">email (строк</text:span><text:span text:style-name="T57">овый тип данных</text:span><text:span text:style-name="T60">), </text:span>password (строк<text:span text:style-name="T61">о</text:span><text:span text:style-name="T57">вый тип данных</text:span>). <text:line-break/><text:span text:style-name="T62">Выходные данные: </text:span><text:span text:style-name="T63">temp_id</text:span><text:span text:style-name="T64"> </text:span><text:span text:style-name="T62">(</text:span><text:span text:style-name="T57">беззнаковый целочисленный тип данных</text:span><text:span text:style-name="T62">).</text:span></text:p>
            </text:list-item>
            <text:list-item>
              <text:p text:style-name="P61"><text:span text:style-name="T65">POST /</text:span><text:span text:style-name="T66">users/{temp_id}/</text:span><text:span text:style-name="T67">v</text:span><text:span text:style-name="T68">erifications</text:span><text:span text:style-name="T69"> </text:span><text:span text:style-name="T70">Входные </text:span><text:span text:style-name="T71">данные</text:span><text:span text:style-name="T72">: code (строк</text:span><text:span text:style-name="T70">овый тип данных</text:span><text:span text:style-name="T72">). <text:line-break/></text:span><text:span text:style-name="T71">Выходные данные: </text:span><text:span text:style-name="T73">access</text:span><text:span text:style-name="T74">_t</text:span><text:span text:style-name="T73">oken (строковый тип данных) и refresh</text:span><text:span text:style-name="T74">_t</text:span><text:span text:style-name="T73">oken (строковый тип данных). </text:span><text:span text:style-name="T75">Хранение refresh</text:span><text:span text:style-name="T74">_to</text:span><text:span text:style-name="T75">ken должно происходить в HttpOnly cookie, а access</text:span><text:span text:style-name="T74">_t</text:span><text:span text:style-name="T75">oken в памяти JS, </text:span><text:span text:style-name="T76">передаются в </text:span><text:span text:style-name="T77">заголовке</text:span><text:span text:style-name="T75">.</text:span></text:p>
            </text:list-item>
            <text:list-item>
              <text:p text:style-name="P62"><text:span text:style-name="T78">POST</text:span><text:span text:style-name="T26"> /</text:span><text:span text:style-name="T79">auth</text:span><text:span text:style-name="T26">/</text:span><text:span text:style-name="T79">login</text:span><text:span text:style-name="T26">.</text:span> <text:span text:style-name="T57">Входные </text:span><text:span text:style-name="T58">данные</text:span>: <text:span text:style-name="T80">email (строк</text:span><text:span text:style-name="T57">овый тип данных</text:span><text:span text:style-name="T80">), password (строк</text:span><text:span text:style-name="T57">овый тип данных</text:span><text:span text:style-name="T80">)</text:span><text:span text:style-name="T81">. </text:span></text:p>
              <text:p text:style-name="P63"><text:span text:style-name="T58">Выходные данные: </text:span><text:span text:style-name="T64">access</text:span><text:span text:style-name="T63">_t</text:span><text:span text:style-name="T64">oken (строковый тип данных, срок действия 60 минут), refresh</text:span><text:span text:style-name="T63">_t</text:span><text:span text:style-name="T64">oken (строковый тип данных, срок действия 2 недели). Хранение refresh</text:span><text:span text:style-name="T63">_to</text:span><text:span text:style-name="T64">ken должно происходить в HttpOnly cookie, а access</text:span><text:span text:style-name="T63">_t</text:span><text:span text:style-name="T64">oken в памяти JS, </text:span><text:span text:style-name="T82">передаются в </text:span><text:span text:style-name="T83">заголовке</text:span><text:span text:style-name="T64">.</text:span></text:p>
            </text:list-item>
            <text:list-item>
              <text:p text:style-name="P64"><text:soft-page-break/><text:span text:style-name="T84">POST</text:span><text:span text:style-name="T85"> /</text:span><text:span text:style-name="T86">auth</text:span><text:span text:style-name="T85">/</text:span><text:span text:style-name="T87">logout</text:span><text:span text:style-name="T85">. </text:span><text:span text:style-name="T71">Входные данные: </text:span><text:span text:style-name="T75">access</text:span><text:span text:style-name="T74">_t</text:span><text:span text:style-name="T75">oken (строковый тип данных) </text:span><text:span text:style-name="T88">в </text:span><text:span text:style-name="T77">заголовке</text:span><text:span text:style-name="T71">, </text:span><text:span text:style-name="T89">refresh_token удаляется из cookie.</text:span></text:p>
            </text:list-item>
            <text:list-item>
              <text:p text:style-name="P65"><text:span text:style-name="T26">POST /chats.</text:span> <text:span text:style-name="T57">Входные </text:span><text:span text:style-name="T58">данные</text:span>: <text:span text:style-name="T64">access</text:span><text:span text:style-name="T63">_t</text:span><text:span text:style-name="T64">oken (строковый тип данных</text:span><text:span text:style-name="T63">) </text:span><text:span text:style-name="T82">в </text:span><text:span text:style-name="T83">заголовке</text:span><text:span text:style-name="T90">, </text:span><text:span text:style-name="T57">message (строковый тип данных).</text:span></text:p>
              <text:p text:style-name="P66">Выходные данные: uuid (строковый тип данных), bot_message (строковый тип данных)<text:span text:style-name="T91">.</text:span></text:p>
            </text:list-item>
            <text:list-item>
              <text:p text:style-name="P67"><text:span text:style-name="T26">GET /chats/</text:span><text:span text:style-name="T79">{uuid}</text:span><text:span text:style-name="T26">.</text:span> <text:span text:style-name="T57">Входные </text:span><text:span text:style-name="T58">данные</text:span><text:span text:style-name="T59">: uuid (строк</text:span><text:span text:style-name="T57">овый тип данных</text:span><text:span text:style-name="T59">).<text:line-break/></text:span><text:span text:style-name="T63">Выходные данные: JSON-файл, содержащий сообщения пользователя и сообщения чат-бота.</text:span></text:p>
            </text:list-item>
            <text:list-item>
              <text:p text:style-name="P68"><text:span text:style-name="T26">DELETE /chats/</text:span><text:span text:style-name="T79">{uuid}</text:span><text:span text:style-name="T26">.</text:span> <text:span text:style-name="T57">Входные </text:span><text:span text:style-name="T58">данные</text:span>: uuid (строк<text:span text:style-name="T57">овый тип данных</text:span>).</text:p>
            </text:list-item>
            <text:list-item>
              <text:p text:style-name="P69"><text:span text:style-name="T79">POST</text:span><text:span text:style-name="T26"> /</text:span><text:span text:style-name="T92">сhats/{uuid}/</text:span><text:span text:style-name="T93">bot-message</text:span><text:span text:style-name="T94">s</text:span><text:span text:style-name="T26">.</text:span> <text:span text:style-name="T57">Входные </text:span><text:span text:style-name="T58">данные</text:span>: uuid (строк<text:span text:style-name="T57">овый тип данных</text:span>), <text:span text:style-name="T57">message (сообщение, отправленное пользователем, </text:span><text:span text:style-name="T95">строковый тип данных</text:span><text:span text:style-name="T57">)</text:span><text:span text:style-name="T96">.</text:span></text:p>
            </text:list-item>
            <text:list-item>
              <text:p text:style-name="P70"><text:span text:style-name="T97">PUT</text:span><text:span text:style-name="T26"> /</text:span><text:span text:style-name="T92">сhats/{uuid}/</text:span><text:span text:style-name="T93">bot-message</text:span><text:span text:style-name="T94">s</text:span><text:span text:style-name="T26">.</text:span> <text:span text:style-name="T57">Входные </text:span><text:span text:style-name="T58">данные</text:span>: uuid (строк<text:span text:style-name="T57">овый тип данных</text:span>), <text:span text:style-name="T57">message (сообщение, отправленное пользователем, </text:span><text:span text:style-name="T95">строковый тип данных</text:span><text:span text:style-name="T57">)</text:span><text:span text:style-name="T96">.</text:span></text:p>
            </text:list-item>
            <text:list-item>
              <text:p text:style-name="P71"><text:span text:style-name="T95">POST</text:span> /<text:span text:style-name="T98">chats/{uuid}/</text:span><text:span text:style-name="T61">bot-message</text:span><text:span text:style-name="T99">s</text:span>/<text:span text:style-name="T100">eval</text:span><text:span text:style-name="T98">uations</text:span><text:span text:style-name="T101">. </text:span><text:span text:style-name="T8">Входные </text:span><text:span text:style-name="T102">данные</text:span><text:span text:style-name="T103">: </text:span><text:span text:style-name="T8">message (</text:span><text:span text:style-name="T104">строковый тип данных</text:span><text:span text:style-name="T8">), </text:span><text:span text:style-name="T105">evaluation</text:span><text:span text:style-name="T8"> (</text:span><text:span text:style-name="T103">оценка сообщения чат-ботом, логический тип данных</text:span><text:span text:style-name="T8">)</text:span><text:span text:style-name="T103">.</text:span></text:p>
              <text:p text:style-name="P72"/>
            </text:list-item>
          </text:list>
        </text:list-item>
      </text:list>
      <text:list text:continue-list="list1734506750321" text:style-name="L17">
        <text:list-item>
          <text:p text:style-name="P73">Аппаратные интерфейсы.</text:p>
          <text:p text:style-name="P74">Сервер для LLM-модели:</text:p>
        </text:list-item>
      </text:list>
      <text:list text:style-name="L22">
        <text:list-item>
          <text:list>
            <text:list-item>
              <text:list>
                <text:list-item>
                  <text:p text:style-name="P75">RAM: <text:span text:style-name="T8">Минимально </text:span><text:span text:style-name="T106">128</text:span><text:span text:style-name="T8">Gb, рекомендуемо </text:span><text:span text:style-name="T106">256</text:span><text:span text:style-name="T8">Gb.</text:span></text:p>
                </text:list-item>
                <text:list-item>
                  <text:p text:style-name="P76">Storage: <text:span text:style-name="T8">Минимально </text:span><text:span text:style-name="T107">5</text:span><text:span text:style-name="T8">0Gb, рекомендуемо </text:span><text:span text:style-name="T107">15</text:span><text:span text:style-name="T8">0Gb.</text:span></text:p>
                </text:list-item>
                <text:list-item>
                  <text:p text:style-name="P76">OS: <text:span text:style-name="T8">Linux (Ubuntu/Arch/</text:span><text:span text:style-name="T108">CentOS</text:span><text:span text:style-name="T8">).</text:span></text:p>
                </text:list-item>
                <text:list-item>
                  <text:p text:style-name="P77"><text:span text:style-name="T109">Вид</text:span><text:span text:style-name="T110">е</text:span><text:span text:style-name="T109">окарта: </text:span><text:span text:style-name="T111">NVIDIA A100 40GB, </text:span><text:span text:style-name="T112">1 шт. минимально, 2 шт. рекомендуемо </text:span><text:span text:style-name="T113">.</text:span></text:p>
                </text:list-item>
                <text:list-item>
                  <text:p text:style-name="P77"><text:span text:style-name="T114">CPU: </text:span><text:span text:style-name="T111">16–24 ядра </text:span><text:span text:style-name="T115">c частотой более 2.5 ГГц </text:span><text:span text:style-name="T116">минимально, 32+ ядер с частотой более 3 ГГц</text:span><text:span text:style-name="T115">.</text:span></text:p>
                </text:list-item>
                <text:list-item>
                  <text:p text:style-name="P78"><text:soft-page-break/>Cкорость сети: <text:span text:style-name="T8">не менее 1 Gbps.</text:span></text:p>
                </text:list-item>
              </text:list>
            </text:list-item>
          </text:list>
        </text:list-item>
      </text:list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80"><text:soft-page-break/>Хранение данных в базе данных</text:p>
      <text:list xml:id="list4162396067" text:style-name="L23">
        <text:list-item>
          <text:p text:style-name="P81">Таблица users. <text:span text:style-name="T8">Таблицы содержит информацию о зарег</text:span><text:span text:style-name="T117">и</text:span><text:span text:style-name="T8">стрированных пользователях. </text:span><text:span text:style-name="T118">Связь «один ко многим» с таблицами chats и messages. </text:span><text:span text:style-name="T8">Колонки:</text:span></text:p>
        </text:list-item>
      </text:list>
      <text:list text:style-name="L24">
        <text:list-item>
          <text:list>
            <text:list-item>
              <text:list>
                <text:list-item>
                  <text:p text:style-name="P82">id <text:span text:style-name="T119">— </text:span><text:span text:style-name="T120">id пользователя, целочисленный беззнаковый тип данных.</text:span></text:p>
                </text:list-item>
                <text:list-item>
                  <text:p text:style-name="P83">name <text:span text:style-name="T121">— </text:span>имя пользователя, строковый тип данных.</text:p>
                </text:list-item>
                <text:list-item>
                  <text:p text:style-name="P83">surname <text:span text:style-name="T121">— </text:span>фамилия пользователя, строковый тип данных.</text:p>
                </text:list-item>
                <text:list-item>
                  <text:p text:style-name="P83">email <text:span text:style-name="T121">— </text:span>электронная почта пользователя, строковый тип данных.</text:p>
                </text:list-item>
                <text:list-item>
                  <text:p text:style-name="P83">password <text:span text:style-name="T121">— </text:span>хэш SCRAM-SHA-256, строковый тип данных.</text:p>
                </text:list-item>
              </text:list>
            </text:list-item>
          </text:list>
        </text:list-item>
      </text:list>
      <text:list xml:id="list1735027466084" text:continue-list="list4162396067" text:style-name="L23">
        <text:list-item>
          <text:p text:style-name="P84">Таблица chats. <text:span text:style-name="T8">Таблица содержит информацию о всех созданных чатах.</text:span><text:span text:style-name="T122"> Связь «один к одному» с таблицей users и «один ко многим» с таблицей messages.</text:span><text:span text:style-name="T8"> </text:span></text:p>
          <text:p text:style-name="P85">Колонки:</text:p>
        </text:list-item>
      </text:list>
      <text:list text:style-name="L25">
        <text:list-item>
          <text:list>
            <text:list-item>
              <text:list>
                <text:list-item>
                  <text:p text:style-name="P86">id <text:span text:style-name="T121">— </text:span>id чата, <text:span text:style-name="T123">целочисленный беззнаковый тип данных</text:span>.</text:p>
                </text:list-item>
                <text:list-item>
                  <text:p text:style-name="P86">uuid <text:span text:style-name="T121">— </text:span>uuid чата, строковый тип данных.</text:p>
                </text:list-item>
                <text:list-item>
                  <text:p text:style-name="P86">user_id <text:span text:style-name="T121">— </text:span>id пользователя, которому принадлежит данный чат.</text:p>
                </text:list-item>
              </text:list>
            </text:list-item>
          </text:list>
        </text:list-item>
      </text:list>
      <text:list xml:id="list1733972237596" text:continue-list="list1735027466084" text:style-name="L23">
        <text:list-item>
          <text:p text:style-name="P87">Таблица messages. </text:p>
          <text:p text:style-name="P88"><text:span text:style-name="T8">Таблица содержит информацию о всех сообщениях пользователя и чат-бота в чатах. </text:span><text:span text:style-name="T122">Связь «один к одному» с таблицами users и chats. </text:span></text:p>
          <text:p text:style-name="P89">Колонки:</text:p>
        </text:list-item>
      </text:list>
      <text:list text:style-name="L26">
        <text:list-item>
          <text:list>
            <text:list-item>
              <text:list>
                <text:list-item>
                  <text:p text:style-name="P90">id <text:span text:style-name="T121">— </text:span>id сообщения, <text:span text:style-name="T123">целочисленный беззнаковый тип данных</text:span>.</text:p>
                </text:list-item>
                <text:list-item>
                  <text:p text:style-name="P90">chat_id <text:span text:style-name="T121">— </text:span>id чата, которому принадлежит сообщение, <text:span text:style-name="T123">целочисленный беззнаковый тип данных</text:span>.</text:p>
                </text:list-item>
                <text:list-item>
                  <text:p text:style-name="P90">user_id <text:span text:style-name="T121">— </text:span>id пользователя, которму принадлежит сообщение, <text:span text:style-name="T123">целочисленный беззнаковый тип данных. </text:span>Может быть NULL, если сообщение принадлежит <text:span text:style-name="T54">чат-боту</text:span>.</text:p>
                </text:list-item>
                <text:list-item>
                  <text:p text:style-name="P90">message <text:span text:style-name="T121">— </text:span>текст сообщения, строковый тип данных.</text:p>
                </text:list-item>
                <text:list-item>
                  <text:p text:style-name="P91">grade <text:span text:style-name="T121">— </text:span>оценка, присвоенная сообщению, отправленным чат-ботом, логический тип данных. Имеет значение NULL для сообщений пользователей или неоцененных сообщений чат-бота.</text:p>
                </text:list-item>
              </text:list>
            </text:list-item>
          </text:list>
        </text:list-item>
      </text:list>
      <text:list xml:id="list1735343609800" text:continue-list="list1733972237596" text:style-name="L23">
        <text:list-item>
          <text:p text:style-name="P92"><text:soft-page-break/>Таблица tokens.</text:p>
          <text:p text:style-name="P93">Таблица содержит долгосрочные JWT-токены для обновления краткосрочных JWT-токенов. Связь «один к одному» с таблицей users.</text:p>
          <text:p text:style-name="P93">Колонки:</text:p>
        </text:list-item>
      </text:list>
      <text:list text:style-name="L27">
        <text:list-item>
          <text:list>
            <text:list-item>
              <text:list>
                <text:list-item>
                  <text:p text:style-name="P94">id <text:span text:style-name="T121">— </text:span>id JWT-токена, целочисленный беззнаковый тип данных.</text:p>
                </text:list-item>
                <text:list-item>
                  <text:p text:style-name="P94"><text:span text:style-name="T124">refresh_</text:span>token <text:span text:style-name="T121">— </text:span>JWT-токен, строковый тип данных, может быть NULL при истечении срока.</text:p>
                </text:list-item>
                <text:list-item>
                  <text:p text:style-name="P95">creation_data <text:span text:style-name="T121">— </text:span>дата создания JWT-токена.</text:p>
                </text:list-item>
                <text:list-item>
                  <text:p text:style-name="P95">validity_period <text:span text:style-name="T121">— </text:span>срок действия JWT-токена.</text:p>
                </text:list-item>
              </text:list>
            </text:list-item>
          </text:list>
        </text:list-item>
      </text:list>
      <text:list xml:id="list1735269011889" text:continue-list="list1735343609800" text:style-name="L23">
        <text:list-item>
          <text:p text:style-name="P96">Таблица good_answers.</text:p>
          <text:p text:style-name="P97">Таблица содержит ответы чат-бота, которые были помечены пользователем лайком. </text:p>
          <text:p text:style-name="P97">Колонки:</text:p>
        </text:list-item>
      </text:list>
      <text:list text:style-name="L28">
        <text:list-item>
          <text:list>
            <text:list-item>
              <text:list>
                <text:list-item>
                  <text:p text:style-name="P98">id <text:span text:style-name="T121">— </text:span>id ответа, целочисленный безнаковый тип данных.</text:p>
                </text:list-item>
                <text:list-item>
                  <text:p text:style-name="P98">content <text:span text:style-name="T121">— </text:span>содержание ответа чат-бота, строковый тип данных.</text:p>
                </text:list-item>
                <text:list-item>
                  <text:p text:style-name="P98">model <text:span text:style-name="T121">— </text:span>имя LLM-модели.</text:p>
                </text:list-item>
              </text:list>
            </text:list-item>
          </text:list>
        </text:list-item>
      </text:list>
      <text:list text:continue-list="list1735269011889" text:style-name="L23">
        <text:list-item>
          <text:p text:style-name="P96">Таблица bad_answers.</text:p>
          <text:p text:style-name="P97">Таблица содержит ответы чат-бота, которые были помечены пользователем дизлайком. </text:p>
          <text:p text:style-name="P97">Колонки:</text:p>
          <text:list>
            <text:list-item>
              <text:list>
                <text:list-item>
                  <text:p text:style-name="P97">id <text:span text:style-name="T121">— </text:span>id ответа, целочисленный безнаковый тип данных.</text:p>
                </text:list-item>
                <text:list-item>
                  <text:p text:style-name="P97">content <text:span text:style-name="T121">— </text:span>содержание ответа чат-бота, строковый тип данных.</text:p>
                </text:list-item>
                <text:list-item>
                  <text:p text:style-name="P97">model <text:span text:style-name="T121">— </text:span>имя LLM-модели.</text:p>
                </text:list-item>
              </text:list>
            </text:list-item>
          </text:list>
          <text:p text:style-name="P99"/>
        </text:list-item>
      </text:list>
      <text:p text:style-name="P100"/>
      <text:p text:style-name="P101"/>
      <text:p text:style-name="P102"/>
      <text:p text:style-name="P103"><text:span text:style-name="T39"/></text:p>
      <text:p text:style-name="P10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0"/>
      </text:list-level-style-bullet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0"/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0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0"/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0"/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0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0"/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0"/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1T14:10:43.388882481</meta:creation-date>
    <dc:date>2025-09-24T00:16:51.559913729</dc:date>
    <meta:editing-duration>PT10H34M10S</meta:editing-duration>
    <meta:editing-cycles>114</meta:editing-cycles>
    <meta:generator>LibreOffice/25.2.5.2$Linux_X86_64 LibreOffice_project/520$Build-2</meta:generator>
    <meta:document-statistic meta:table-count="0" meta:image-count="0" meta:object-count="0" meta:page-count="12" meta:paragraph-count="153" meta:word-count="1617" meta:character-count="12034" meta:non-whitespace-character-count="10658"/>
  </office:meta>
</office:document-meta>
</file>